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8236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5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1">
          <table:table-cell table:number-columns-repeated="18"/>
          <table:table-cell office:value-type="string" calcext:value-type="string">
            <text:p>netto</text:p>
          </table:table-cell>
          <table:table-cell office:value-type="string" calcext:value-type="string">
            <text:p>brutto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2" office:value-type="string" calcext:value-type="string">
            <text:p>TOTAL</text:p>
          </table:table-cell>
          <table:table-cell table:style-name="ce2" table:formula="of:=SUM([.S5:.S49])" office:value-type="float" office:value="698.040146341464" calcext:value-type="float">
            <text:p>698.040146341464</text:p>
          </table:table-cell>
          <table:table-cell table:style-name="ce2" table:formula="of:=[.S2]*1.23" office:value-type="float" office:value="858.58938" calcext:value-type="float">
            <text:p>858.5893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ME</text:p>
          </table:table-cell>
          <table:covered-table-cell/>
          <table:table-cell table:style-name="ce4" office:value-type="string" calcext:value-type="string" table:number-columns-spanned="2" table:number-rows-spanned="1">
            <text:p>Mouser</text:p>
          </table:table-cell>
          <table:covered-table-cell/>
          <table:table-cell table:style-name="ce4" office:value-type="string" calcext:value-type="string" table:number-columns-spanned="2" table:number-rows-spanned="1">
            <text:p>Kamami</text:p>
          </table:table-cell>
          <table:covered-table-cell/>
          <table:table-cell table:style-name="ce4" office:value-type="string" calcext:value-type="string" table:number-columns-spanned="2" table:number-rows-spanned="1">
            <text:p>Botland</text:p>
          </table:table-cell>
          <table:covered-table-cell/>
          <table:table-cell table:style-name="ce4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comm-board (io)</text:p>
          </table:table-cell>
          <table:table-cell table:style-name="ce2" office:value-type="string" calcext:value-type="string">
            <text:p>comm-board (gate)</text:p>
          </table:table-cell>
          <table:table-cell table:style-name="ce2" office:value-type="string" calcext:value-type="string">
            <text:p>io-bo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style-name="ce2" office:value-type="string" calcext:value-type="string">
            <text:p>Min price</text:p>
          </table:table-cell>
          <table:table-cell table:style-name="ce2" office:value-type="string" calcext:value-type="string">
            <text:p>Cost</text:p>
          </table:table-cell>
          <table:table-cell table:style-name="ce2" table:number-columns-repeated="16365"/>
        </table:table-row>
        <table:table-row table:style-name="ro2">
          <table:table-cell/>
          <table:table-cell table:style-name="ce3" office:value-type="string" calcext:value-type="string">
            <text:p>H6,H5,H7,U4,J8,J9, J5, R15, R12, R11, R8, R3</text:p>
          </table:table-cell>
          <table:table-cell table:style-name="ce3" office:value-type="string" calcext:value-type="string">
            <text:p>H6,H5,H7,J8,J9,J5, C8, D1, D6, R12, R11, R3, R4, R5, R6</text:p>
          </table:table-cell>
          <table:table-cell table:style-name="ce3" office:value-type="string" calcext:value-type="string">
            <text:p>H6,H7,H5,R16</text:p>
          </table:table-cell>
          <table:table-cell table:formula="of:=IF([.B5]=&quot;&quot;;0;LEN([.B5])-LEN(SUBSTITUTE([.B5];&quot;,&quot;;&quot;&quot;))+1)*[.B$3]  + IF([.C5]=&quot;&quot;;0;LEN([.C5])-LEN(SUBSTITUTE([.C5];&quot;,&quot;;&quot;&quot;))+1)*[.C$3]  + IF([.D5]=&quot;&quot;;0;LEN([.D5])-LEN(SUBSTITUTE([.D5];&quot;,&quot;;&quot;&quot;))+1)*[.D$3]" office:value-type="float" office:value="52" calcext:value-type="float">
            <text:p>52</text:p>
          </table:table-cell>
          <table:table-cell office:value-type="string" calcext:value-type="string">
            <text:p>No component – PCB only</text:p>
          </table:table-cell>
          <table:table-cell table:number-columns-repeated="11"/>
          <table:table-cell table:style-name="ce9" table:formula="of:=MIN([.H5];[.J5];[.L5];[.N5];[.P5])" office:value-type="float" office:value="0" calcext:value-type="float">
            <text:p>0.00</text:p>
          </table:table-cell>
          <table:table-cell table:style-name="ce10" table:formula="of:=[.E5]*[.R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Case1</text:p>
          </table:table-cell>
          <table:table-cell table:style-name="ce3"/>
          <table:table-cell table:formula="of:=IF([.B6]=&quot;&quot;;0;LEN([.B6])-LEN(SUBSTITUTE([.B6];&quot;,&quot;;&quot;&quot;))+1)*[.B$3]  + IF([.C6]=&quot;&quot;;0;LEN([.C6])-LEN(SUBSTITUTE([.C6];&quot;,&quot;;&quot;&quot;))+1)*[.C$3]  + IF([.D6]=&quot;&quot;;0;LEN([.D6])-LEN(SUBSTITUTE([.D6];&quot;,&quot;;&quot;&quot;))+1)*[.D$3]" office:value-type="float" office:value="3" calcext:value-type="float">
            <text:p>3</text:p>
          </table:table-cell>
          <table:table-cell office:value-type="string" calcext:value-type="string">
            <text:p>ZD1002J PC ABS V0</text:p>
          </table:table-cell>
          <table:table-cell table:number-columns-repeated="8"/>
          <table:table-cell office:value-type="string" calcext:value-type="string">
            <text:p>https://www.kradex.com.pl/product/obudowy_modulowe_na_szyne_din/zd1002?lang=pl</text:p>
          </table:table-cell>
          <table:table-cell table:formula="of:=9.1/1.23" office:value-type="float" office:value="7.39837398373984" calcext:value-type="float">
            <text:p>7.39837398373984</text:p>
          </table:table-cell>
          <table:table-cell/>
          <table:table-cell table:style-name="ce9" table:formula="of:=MIN([.H6];[.J6];[.L6];[.N6];[.P6])" office:value-type="float" office:value="7.39837398373984" calcext:value-type="float">
            <text:p>7.40</text:p>
          </table:table-cell>
          <table:table-cell table:style-name="ce10" table:formula="of:=[.E6]*[.R6]" office:value-type="float" office:value="22.1951219512195" calcext:value-type="float">
            <text:p>22.2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Case2</text:p>
          </table:table-cell>
          <table:table-cell table:style-name="ce3"/>
          <table:table-cell table:formula="of:=IF([.B7]=&quot;&quot;;0;LEN([.B7])-LEN(SUBSTITUTE([.B7];&quot;,&quot;;&quot;&quot;))+1)*[.B$3]  + IF([.C7]=&quot;&quot;;0;LEN([.C7])-LEN(SUBSTITUTE([.C7];&quot;,&quot;;&quot;&quot;))+1)*[.C$3]  + IF([.D7]=&quot;&quot;;0;LEN([.D7])-LEN(SUBSTITUTE([.D7];&quot;,&quot;;&quot;&quot;))+1)*[.D$3]" office:value-type="float" office:value="3" calcext:value-type="float">
            <text:p>3</text:p>
          </table:table-cell>
          <table:table-cell office:value-type="string" calcext:value-type="string">
            <text:p>Filtr ZDFJ1002</text:p>
          </table:table-cell>
          <table:table-cell table:number-columns-repeated="8"/>
          <table:table-cell office:value-type="string" calcext:value-type="string">
            <text:p>https://www.kradex.com.pl/product/akcesoria/zdf?lang=pl</text:p>
          </table:table-cell>
          <table:table-cell table:formula="of:=1.35/1.23" office:value-type="float" office:value="1.09756097560976" calcext:value-type="float">
            <text:p>1.09756097560976</text:p>
          </table:table-cell>
          <table:table-cell/>
          <table:table-cell table:style-name="ce9" table:formula="of:=MIN([.H7];[.J7];[.L7];[.N7];[.P7])" office:value-type="float" office:value="1.09756097560976" calcext:value-type="float">
            <text:p>1.10</text:p>
          </table:table-cell>
          <table:table-cell table:style-name="ce10" table:formula="of:=[.E7]*[.R7]" office:value-type="float" office:value="3.29268292682928" calcext:value-type="float">
            <text:p>3.29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Case3</text:p>
          </table:table-cell>
          <table:table-cell table:style-name="ce3"/>
          <table:table-cell table:formula="of:=0.5*SUM([.B3:.C3])" office:value-type="float" office:value="1.5" calcext:value-type="float">
            <text:p>1.5</text:p>
          </table:table-cell>
          <table:table-cell office:value-type="string" calcext:value-type="string">
            <text:p>Maskownica ZD2TCJ</text:p>
          </table:table-cell>
          <table:table-cell table:number-columns-repeated="8"/>
          <table:table-cell office:value-type="string" calcext:value-type="string">
            <text:p>https://www.kradex.com.pl/product/akcesoria/zd2tc?lang=pl</text:p>
          </table:table-cell>
          <table:table-cell table:formula="of:=3.81/1.23" office:value-type="float" office:value="3.09756097560976" calcext:value-type="float">
            <text:p>3.09756097560976</text:p>
          </table:table-cell>
          <table:table-cell/>
          <table:table-cell table:style-name="ce9" table:formula="of:=MIN([.H8];[.J8];[.L8];[.N8];[.P8])" office:value-type="float" office:value="3.09756097560976" calcext:value-type="float">
            <text:p>3.10</text:p>
          </table:table-cell>
          <table:table-cell table:style-name="ce10" table:formula="of:=[.E8]*[.R8]" office:value-type="float" office:value="4.64634146341464" calcext:value-type="float">
            <text:p>4.65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U1,U4</text:p>
          </table:table-cell>
          <table:table-cell table:style-name="ce3"/>
          <table:table-cell table:formula="of:=IF([.B9]=&quot;&quot;;0;LEN([.B9])-LEN(SUBSTITUTE([.B9];&quot;,&quot;;&quot;&quot;))+1)*[.B$3]  + IF([.C9]=&quot;&quot;;0;LEN([.C9])-LEN(SUBSTITUTE([.C9];&quot;,&quot;;&quot;&quot;))+1)*[.C$3]  + IF([.D9]=&quot;&quot;;0;LEN([.D9])-LEN(SUBSTITUTE([.D9];&quot;,&quot;;&quot;&quot;))+1)*[.D$3]" office:value-type="float" office:value="3" calcext:value-type="float">
            <text:p>3</text:p>
          </table:table-cell>
          <table:table-cell table:style-name="Default" office:value-type="string" calcext:value-type="string">
            <text:p>MAX485ECPA+</text:p>
          </table:table-cell>
          <table:table-cell office:value-type="string" calcext:value-type="string">
            <text:p><text:a xlink:href="https://www.tme.eu/pl/details/sn75176bp/uklady-scalone-rs232-rs422-rs485/texas-instruments/" xlink:type="simple">https://www.tme.eu/pl/details/sn75176bp/uklady-scalone-rs232-rs422-rs485/texas-instruments/</text:a>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https://mou.sr/3MV8M3A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table:style-name="ce9" table:formula="of:=MIN([.H9];[.J9];[.L9];[.N9];[.P9])" office:value-type="float" office:value="3.93" calcext:value-type="float">
            <text:p>3.93</text:p>
          </table:table-cell>
          <table:table-cell table:style-name="ce10" table:formula="of:=[.E9]*[.R9]" office:value-type="float" office:value="11.79" calcext:value-type="float">
            <text:p>11.79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J1</text:p>
          </table:table-cell>
          <table:table-cell table:style-name="ce8"/>
          <table:table-cell table:style-name="ce3"/>
          <table:table-cell table:formula="of:=IF([.B10]=&quot;&quot;;0;LEN([.B10])-LEN(SUBSTITUTE([.B10];&quot;,&quot;;&quot;&quot;))+1)*[.B$3]  + IF([.C10]=&quot;&quot;;0;LEN([.C10])-LEN(SUBSTITUTE([.C10];&quot;,&quot;;&quot;&quot;))+1)*[.C$3]  + IF([.D10]=&quot;&quot;;0;LEN([.D10])-LEN(SUBSTITUTE([.D10];&quot;,&quot;;&quot;&quot;))+1)*[.D$3]" office:value-type="float" office:value="3" calcext:value-type="float">
            <text:p>3</text:p>
          </table:table-cell>
          <table:table-cell office:value-type="string" calcext:value-type="string">
            <text:p>Step-down</text:p>
          </table:table-cell>
          <table:table-cell table:number-columns-repeated="4"/>
          <table:table-cell office:value-type="string" calcext:value-type="string">
            <text:p><text:a xlink:href="https://kamami.pl/step-upstep-down/1178565-modul-przetwornicy-step-upstep-down-5v1a-s13v10f5-pololu-4083-5906623413195.html" xlink:type="simple">https://kamami.pl/step-upstep-down/1178565-modul-przetwornicy-step-upstep-down-5v1a-s13v10f5-pololu-4083-5906623413195.html</text:a>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https://botland.com.pl/przetwornice-step-up-step-down/21021-s13v15f5-przetwornica-step-upstep-down-5v-15a-pololu-4084.html 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table:style-name="ce9" table:formula="of:=MIN([.H10];[.J10];[.L10];[.N10];[.P10])" office:value-type="float" office:value="32.88" calcext:value-type="float">
            <text:p>32.88</text:p>
          </table:table-cell>
          <table:table-cell table:style-name="ce10" table:formula="of:=[.E10]*[.R10]" office:value-type="float" office:value="98.64" calcext:value-type="float">
            <text:p>98.64</text:p>
          </table:table-cell>
          <table:table-cell table:number-columns-repeated="16365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J1</text:p>
          </table:table-cell>
          <table:table-cell table:style-name="ce3"/>
          <table:table-cell table:formula="of:=IF([.B11]=&quot;&quot;;0;LEN([.B11])-LEN(SUBSTITUTE([.B11];&quot;,&quot;;&quot;&quot;))+1)*[.B$3]  + IF([.C11]=&quot;&quot;;0;LEN([.C11])-LEN(SUBSTITUTE([.C11];&quot;,&quot;;&quot;&quot;))+1)*[.C$3]  + IF([.D11]=&quot;&quot;;0;LEN([.D11])-LEN(SUBSTITUTE([.D11];&quot;,&quot;;&quot;&quot;))+1)*[.D$3]" office:value-type="float" office:value="0" calcext:value-type="float">
            <text:p>0</text:p>
          </table:table-cell>
          <table:table-cell office:value-type="string" calcext:value-type="string">
            <text:p>L7805CV</text:p>
          </table:table-cell>
          <table:table-cell table:number-columns-repeated="2"/>
          <table:table-cell office:value-type="string" calcext:value-type="string">
            <text:p>https://mou.sr/4sithHr</text:p>
          </table:table-cell>
          <table:table-cell office:value-type="float" office:value="1.85" calcext:value-type="float">
            <text:p>1.85</text:p>
          </table:table-cell>
          <table:table-cell table:number-columns-repeated="7"/>
          <table:table-cell table:style-name="ce9" table:formula="of:=MIN([.H11];[.J11];[.L11];[.N11];[.P11])" office:value-type="float" office:value="1.85" calcext:value-type="float">
            <text:p>1.85</text:p>
          </table:table-cell>
          <table:table-cell table:style-name="ce10" table:formula="of:=[.E11]*[.R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U2</text:p>
          </table:table-cell>
          <table:table-cell table:style-name="ce3"/>
          <table:table-cell table:formula="of:=IF([.B12]=&quot;&quot;;0;LEN([.B12])-LEN(SUBSTITUTE([.B12];&quot;,&quot;;&quot;&quot;))+1)*[.B$3]  + IF([.C12]=&quot;&quot;;0;LEN([.C12])-LEN(SUBSTITUTE([.C12];&quot;,&quot;;&quot;&quot;))+1)*[.C$3]  + IF([.D12]=&quot;&quot;;0;LEN([.D12])-LEN(SUBSTITUTE([.D12];&quot;,&quot;;&quot;&quot;))+1)*[.D$3]" office:value-type="float" office:value="3" calcext:value-type="float">
            <text:p>3</text:p>
          </table:table-cell>
          <table:table-cell office:value-type="string" calcext:value-type="string">
            <text:p>LF33ABV – 3.3V Reg</text:p>
          </table:table-cell>
          <table:table-cell office:value-type="string" calcext:value-type="string">
            <text:p>https://www.tme.eu/pl/details/lf33abv/stabilizatory-napiecia-nieregulowane-ldo/stmicroelectronics/</text:p>
          </table:table-cell>
          <table:table-cell office:value-type="float" office:value="2.033" calcext:value-type="float">
            <text:p>2.033</text:p>
          </table:table-cell>
          <table:table-cell table:number-columns-repeated="9"/>
          <table:table-cell table:style-name="ce9" table:formula="of:=MIN([.H12];[.J12];[.L12];[.N12];[.P12])" office:value-type="float" office:value="2.033" calcext:value-type="float">
            <text:p>2.03</text:p>
          </table:table-cell>
          <table:table-cell table:style-name="ce10" table:formula="of:=[.E12]*[.R12]" office:value-type="float" office:value="6.099" calcext:value-type="float">
            <text:p>6.1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J6, J7</text:p>
          </table:table-cell>
          <table:table-cell table:style-name="ce3"/>
          <table:table-cell table:formula="of:=IF([.B13]=&quot;&quot;;0;LEN([.B13])-LEN(SUBSTITUTE([.B13];&quot;,&quot;;&quot;&quot;))+1)*[.B$3]  + IF([.C13]=&quot;&quot;;0;LEN([.C13])-LEN(SUBSTITUTE([.C13];&quot;,&quot;;&quot;&quot;))+1)*[.C$3]  + IF([.D13]=&quot;&quot;;0;LEN([.D13])-LEN(SUBSTITUTE([.D13];&quot;,&quot;;&quot;&quot;))+1)*[.D$3]" office:value-type="float" office:value="6" calcext:value-type="float">
            <text:p>6</text:p>
          </table:table-cell>
          <table:table-cell office:value-type="string" calcext:value-type="string">
            <text:p>PTSA-0.5-6-2.5-Z</text:p>
          </table:table-cell>
          <table:table-cell office:value-type="string" calcext:value-type="string">
            <text:p>https://www.tme.eu/pl/details/ptsa0.5_6-2.5-z/listwy-zaciskowe-do-druku/phoenix-contact/1990041/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a xlink:href="https://mou.sr/4pgvkcA" xlink:type="simple">https://mou.sr/4pgvkcA</text:a></text:p>
          </table:table-cell>
          <table:table-cell office:value-type="float" office:value="3.51" calcext:value-type="float">
            <text:p>3.51</text:p>
          </table:table-cell>
          <table:table-cell table:number-columns-repeated="7"/>
          <table:table-cell table:style-name="ce9" table:formula="of:=MIN([.H13];[.J13];[.L13];[.N13];[.P13])" office:value-type="float" office:value="3.51" calcext:value-type="float">
            <text:p>3.51</text:p>
          </table:table-cell>
          <table:table-cell table:style-name="ce10" table:formula="of:=[.E13]*[.R13]" office:value-type="float" office:value="21.06" calcext:value-type="float">
            <text:p>21.06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U3</text:p>
          </table:table-cell>
          <table:table-cell table:style-name="ce3"/>
          <table:table-cell table:formula="of:=IF([.B14]=&quot;&quot;;0;LEN([.B14])-LEN(SUBSTITUTE([.B14];&quot;,&quot;;&quot;&quot;))+1)*[.B$3]  + IF([.C14]=&quot;&quot;;0;LEN([.C14])-LEN(SUBSTITUTE([.C14];&quot;,&quot;;&quot;&quot;))+1)*[.C$3]  + IF([.D14]=&quot;&quot;;0;LEN([.D14])-LEN(SUBSTITUTE([.D14];&quot;,&quot;;&quot;&quot;))+1)*[.D$3]" office:value-type="float" office:value="3" calcext:value-type="float">
            <text:p>3</text:p>
          </table:table-cell>
          <table:table-cell office:value-type="string" calcext:value-type="string">
            <text:p>STM32C011F6P</text:p>
          </table:table-cell>
          <table:table-cell office:value-type="string" calcext:value-type="string">
            <text:p>https://www.tme.eu/pl/details/stm32c011f6p6/mikrokontrolery-st/stmicroelectronics/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https://mou.sr/4pevyRa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9" table:formula="of:=MIN([.H14];[.J14];[.L14];[.N14];[.P14])" office:value-type="float" office:value="3.1" calcext:value-type="float">
            <text:p>3.10</text:p>
          </table:table-cell>
          <table:table-cell table:style-name="ce10" table:formula="of:=[.E14]*[.R14]" office:value-type="float" office:value="9.3" calcext:value-type="float">
            <text:p>9.3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Y1</text:p>
          </table:table-cell>
          <table:table-cell table:style-name="ce3"/>
          <table:table-cell table:formula="of:=IF([.B15]=&quot;&quot;;0;LEN([.B15])-LEN(SUBSTITUTE([.B15];&quot;,&quot;;&quot;&quot;))+1)*[.B$3]  + IF([.C15]=&quot;&quot;;0;LEN([.C15])-LEN(SUBSTITUTE([.C15];&quot;,&quot;;&quot;&quot;))+1)*[.C$3]  + IF([.D15]=&quot;&quot;;0;LEN([.D15])-LEN(SUBSTITUTE([.D15];&quot;,&quot;;&quot;&quot;))+1)*[.D$3]" office:value-type="float" office:value="3" calcext:value-type="float">
            <text:p>3</text:p>
          </table:table-cell>
          <table:table-cell office:value-type="string" calcext:value-type="string">
            <text:p>XTAL 20MHz</text:p>
          </table:table-cell>
          <table:table-cell office:value-type="string" calcext:value-type="string">
            <text:p>https://www.tme.eu/pl/details/20m-49s-sr/rezonatory-kwarcowe-tht/sr-passives/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style-name="ce9" table:formula="of:=MIN([.H15];[.J15];[.L15];[.N15];[.P15])" office:value-type="float" office:value="2.5" calcext:value-type="float">
            <text:p>2.50</text:p>
          </table:table-cell>
          <table:table-cell table:style-name="ce10" table:formula="of:=[.E15]*[.R15]" office:value-type="float" office:value="7.5" calcext:value-type="float">
            <text:p>7.5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J4</text:p>
          </table:table-cell>
          <table:table-cell table:style-name="ce3"/>
          <table:table-cell table:formula="of:=IF([.B16]=&quot;&quot;;0;LEN([.B16])-LEN(SUBSTITUTE([.B16];&quot;,&quot;;&quot;&quot;))+1)*[.B$3]  + IF([.C16]=&quot;&quot;;0;LEN([.C16])-LEN(SUBSTITUTE([.C16];&quot;,&quot;;&quot;&quot;))+1)*[.C$3]  + IF([.D16]=&quot;&quot;;0;LEN([.D16])-LEN(SUBSTITUTE([.D16];&quot;,&quot;;&quot;&quot;))+1)*[.D$3]" office:value-type="float" office:value="3" calcext:value-type="float">
            <text:p>3</text:p>
          </table:table-cell>
          <table:table-cell office:value-type="string" calcext:value-type="string">
            <text:p>Header male 1x4</text:p>
          </table:table-cell>
          <table:table-cell office:value-type="string" calcext:value-type="string">
            <text:p>https://www.tme.eu/pl/details/77311-118-36lf/listwy-i-gniazda-kolkowe/amphenol-communications-solutions/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9" table:formula="of:=MIN([.H16];[.J16];[.L16];[.N16];[.P16])" office:value-type="float" office:value="1" calcext:value-type="float">
            <text:p>1.00</text:p>
          </table:table-cell>
          <table:table-cell table:style-name="ce10" table:formula="of:=[.E16]*[.R16]" office:value-type="float" office:value="3" calcext:value-type="float">
            <text:p>3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1,C2,C9</text:p>
          </table:table-cell>
          <table:table-cell table:style-name="ce3"/>
          <table:table-cell table:formula="of:=IF([.B17]=&quot;&quot;;0;LEN([.B17])-LEN(SUBSTITUTE([.B17];&quot;,&quot;;&quot;&quot;))+1)*[.B$3]  + IF([.C17]=&quot;&quot;;0;LEN([.C17])-LEN(SUBSTITUTE([.C17];&quot;,&quot;;&quot;&quot;))+1)*[.C$3]  + IF([.D17]=&quot;&quot;;0;LEN([.D17])-LEN(SUBSTITUTE([.D17];&quot;,&quot;;&quot;&quot;))+1)*[.D$3]" office:value-type="float" office:value="9" calcext:value-type="float">
            <text:p>9</text:p>
          </table:table-cell>
          <table:table-cell office:value-type="string" calcext:value-type="string">
            <text:p>Cap 10nF 50V</text:p>
          </table:table-cell>
          <table:table-cell office:value-type="string" calcext:value-type="string">
            <text:p>https://www.tme.eu/pl/details/cc-10n/kondensatory-ceramiczne/sr-passives/</text:p>
          </table:table-cell>
          <table:table-cell office:value-type="float" office:value="0.08" calcext:value-type="float">
            <text:p>0.08</text:p>
          </table:table-cell>
          <table:table-cell table:number-columns-repeated="9"/>
          <table:table-cell table:style-name="ce9" table:formula="of:=MIN([.H17];[.J17];[.L17];[.N17];[.P17])" office:value-type="float" office:value="0.08" calcext:value-type="float">
            <text:p>0.08</text:p>
          </table:table-cell>
          <table:table-cell table:style-name="ce10" table:formula="of:=[.E17]*[.R17]" office:value-type="float" office:value="0.72" calcext:value-type="float">
            <text:p>0.7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3</text:p>
          </table:table-cell>
          <table:table-cell table:style-name="ce3"/>
          <table:table-cell table:formula="of:=IF([.B18]=&quot;&quot;;0;LEN([.B18])-LEN(SUBSTITUTE([.B18];&quot;,&quot;;&quot;&quot;))+1)*[.B$3]  + IF([.C18]=&quot;&quot;;0;LEN([.C18])-LEN(SUBSTITUTE([.C18];&quot;,&quot;;&quot;&quot;))+1)*[.C$3]  + IF([.D18]=&quot;&quot;;0;LEN([.D18])-LEN(SUBSTITUTE([.D18];&quot;,&quot;;&quot;&quot;))+1)*[.D$3]" office:value-type="float" office:value="3" calcext:value-type="float">
            <text:p>3</text:p>
          </table:table-cell>
          <table:table-cell office:value-type="string" calcext:value-type="string">
            <text:p>Cap 2.2uF 50V</text:p>
          </table:table-cell>
          <table:table-cell office:value-type="string" calcext:value-type="string">
            <text:p>https://www.tme.eu/pl/details/fg14x7r1h225krt06/kondensatory-mlcc-tht/tdk/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style-name="ce9" table:formula="of:=MIN([.H18];[.J18];[.L18];[.N18];[.P18])" office:value-type="float" office:value="1.8" calcext:value-type="float">
            <text:p>1.80</text:p>
          </table:table-cell>
          <table:table-cell table:style-name="ce10" table:formula="of:=[.E18]*[.R18]" office:value-type="float" office:value="5.4" calcext:value-type="float">
            <text:p>5.4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4, C5</text:p>
          </table:table-cell>
          <table:table-cell table:style-name="ce3"/>
          <table:table-cell table:formula="of:=IF([.B19]=&quot;&quot;;0;LEN([.B19])-LEN(SUBSTITUTE([.B19];&quot;,&quot;;&quot;&quot;))+1)*[.B$3]  + IF([.C19]=&quot;&quot;;0;LEN([.C19])-LEN(SUBSTITUTE([.C19];&quot;,&quot;;&quot;&quot;))+1)*[.C$3]  + IF([.D19]=&quot;&quot;;0;LEN([.D19])-LEN(SUBSTITUTE([.D19];&quot;,&quot;;&quot;&quot;))+1)*[.D$3]" office:value-type="float" office:value="6" calcext:value-type="float">
            <text:p>6</text:p>
          </table:table-cell>
          <table:table-cell office:value-type="string" calcext:value-type="string">
            <text:p>Cap 4.7uF 25V</text:p>
          </table:table-cell>
          <table:table-cell office:value-type="string" calcext:value-type="string">
            <text:p>https://www.tme.eu/pl/details/fg14x7r1e475krt06/kondensatory-mlcc-tht/tdk/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style-name="ce9" table:formula="of:=MIN([.H19];[.J19];[.L19];[.N19];[.P19])" office:value-type="float" office:value="1.6" calcext:value-type="float">
            <text:p>1.60</text:p>
          </table:table-cell>
          <table:table-cell table:style-name="ce10" table:formula="of:=[.E19]*[.R19]" office:value-type="float" office:value="9.6" calcext:value-type="float">
            <text:p>9.6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6, C7</text:p>
          </table:table-cell>
          <table:table-cell table:style-name="ce3"/>
          <table:table-cell table:formula="of:=IF([.B20]=&quot;&quot;;0;LEN([.B20])-LEN(SUBSTITUTE([.B20];&quot;,&quot;;&quot;&quot;))+1)*[.B$3]  + IF([.C20]=&quot;&quot;;0;LEN([.C20])-LEN(SUBSTITUTE([.C20];&quot;,&quot;;&quot;&quot;))+1)*[.C$3]  + IF([.D20]=&quot;&quot;;0;LEN([.D20])-LEN(SUBSTITUTE([.D20];&quot;,&quot;;&quot;&quot;))+1)*[.D$3]" office:value-type="float" office:value="6" calcext:value-type="float">
            <text:p>6</text:p>
          </table:table-cell>
          <table:table-cell office:value-type="string" calcext:value-type="string">
            <text:p>Cap 33pF</text:p>
          </table:table-cell>
          <table:table-cell office:value-type="string" calcext:value-type="string">
            <text:p>https://www.tme.eu/pl/details/cc-33_100/kondensatory-ceramiczne/sr-passives/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9" table:formula="of:=MIN([.H20];[.J20];[.L20];[.N20];[.P20])" office:value-type="float" office:value="0.1" calcext:value-type="float">
            <text:p>0.10</text:p>
          </table:table-cell>
          <table:table-cell table:style-name="ce10" table:formula="of:=[.E20]*[.R20]" office:value-type="float" office:value="0.6" calcext:value-type="float">
            <text:p>0.6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C8</text:p>
          </table:table-cell>
          <table:table-cell table:style-name="ce3" table:number-columns-repeated="2"/>
          <table:table-cell table:formula="of:=IF([.B21]=&quot;&quot;;0;LEN([.B21])-LEN(SUBSTITUTE([.B21];&quot;,&quot;;&quot;&quot;))+1)*[.B$3]  + IF([.C21]=&quot;&quot;;0;LEN([.C21])-LEN(SUBSTITUTE([.C21];&quot;,&quot;;&quot;&quot;))+1)*[.C$3]  + IF([.D21]=&quot;&quot;;0;LEN([.D21])-LEN(SUBSTITUTE([.D21];&quot;,&quot;;&quot;&quot;))+1)*[.D$3]" office:value-type="float" office:value="3" calcext:value-type="float">
            <text:p>3</text:p>
          </table:table-cell>
          <table:table-cell office:value-type="string" calcext:value-type="string">
            <text:p>Cap 220pF</text:p>
          </table:table-cell>
          <table:table-cell office:value-type="string" calcext:value-type="string">
            <text:p>https://www.tme.eu/pl/details/cc-100/kondensatory-ceramiczne/sr-passives/</text:p>
          </table:table-cell>
          <table:table-cell office:value-type="float" office:value="0.07" calcext:value-type="float">
            <text:p>0.07</text:p>
          </table:table-cell>
          <table:table-cell table:number-columns-repeated="9"/>
          <table:table-cell table:style-name="ce9" table:formula="of:=MIN([.H21];[.J21];[.L21];[.N21];[.P21])" office:value-type="float" office:value="0.07" calcext:value-type="float">
            <text:p>0.07</text:p>
          </table:table-cell>
          <table:table-cell table:style-name="ce10" table:formula="of:=[.E21]*[.R21]" office:value-type="float" office:value="0.21" calcext:value-type="float">
            <text:p>0.21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D1,D6,D7,D8</text:p>
          </table:table-cell>
          <table:table-cell table:style-name="ce3" office:value-type="string" calcext:value-type="string">
            <text:p>D7, D8</text:p>
          </table:table-cell>
          <table:table-cell table:style-name="ce3"/>
          <table:table-cell table:formula="of:=IF([.B22]=&quot;&quot;;0;LEN([.B22])-LEN(SUBSTITUTE([.B22];&quot;,&quot;;&quot;&quot;))+1)*[.B$3]  + IF([.C22]=&quot;&quot;;0;LEN([.C22])-LEN(SUBSTITUTE([.C22];&quot;,&quot;;&quot;&quot;))+1)*[.C$3]  + IF([.D22]=&quot;&quot;;0;LEN([.D22])-LEN(SUBSTITUTE([.D22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BAT42 – Schottky (ESD)</text:p>
          </table:table-cell>
          <table:table-cell office:value-type="string" calcext:value-type="string">
            <text:p>https://www.tme.eu/pl/details/cc-220/kondensatory-ceramiczne/sr-passives/</text:p>
          </table:table-cell>
          <table:table-cell office:value-type="float" office:value="0.38" calcext:value-type="float">
            <text:p>0.38</text:p>
          </table:table-cell>
          <table:table-cell table:number-columns-repeated="9"/>
          <table:table-cell table:style-name="ce9" table:formula="of:=MIN([.H22];[.J22];[.L22];[.N22];[.P22])" office:value-type="float" office:value="0.38" calcext:value-type="float">
            <text:p>0.38</text:p>
          </table:table-cell>
          <table:table-cell table:style-name="ce10" table:formula="of:=[.E22]*[.R22]" office:value-type="float" office:value="4.56" calcext:value-type="float">
            <text:p>4.56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D3, D4</text:p>
          </table:table-cell>
          <table:table-cell table:style-name="ce3"/>
          <table:table-cell table:formula="of:=IF([.B23]=&quot;&quot;;0;LEN([.B23])-LEN(SUBSTITUTE([.B23];&quot;,&quot;;&quot;&quot;))+1)*[.B$3]  + IF([.C23]=&quot;&quot;;0;LEN([.C23])-LEN(SUBSTITUTE([.C23];&quot;,&quot;;&quot;&quot;))+1)*[.C$3]  + IF([.D23]=&quot;&quot;;0;LEN([.D23])-LEN(SUBSTITUTE([.D23];&quot;,&quot;;&quot;&quot;))+1)*[.D$3]" office:value-type="float" office:value="6" calcext:value-type="float">
            <text:p>6</text:p>
          </table:table-cell>
          <table:table-cell office:value-type="string" calcext:value-type="string">
            <text:p>SB240TA 2A 40V 0.5V – prost. Schottky</text:p>
          </table:table-cell>
          <table:table-cell office:value-type="string" calcext:value-type="string">
            <text:p>https://www.tme.eu/pl/details/sb240ta-smc/diody-schottky-tht/smc-diode-solutions/sb240ta/</text:p>
          </table:table-cell>
          <table:table-cell office:value-type="float" office:value="0.32" calcext:value-type="float">
            <text:p>0.32</text:p>
          </table:table-cell>
          <table:table-cell table:number-columns-repeated="9"/>
          <table:table-cell table:style-name="ce9" table:formula="of:=MIN([.H23];[.J23];[.L23];[.N23];[.P23])" office:value-type="float" office:value="0.32" calcext:value-type="float">
            <text:p>0.32</text:p>
          </table:table-cell>
          <table:table-cell table:style-name="ce10" table:formula="of:=[.E23]*[.R23]" office:value-type="float" office:value="1.92" calcext:value-type="float">
            <text:p>1.9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D2</text:p>
          </table:table-cell>
          <table:table-cell table:style-name="ce3"/>
          <table:table-cell table:formula="of:=IF([.B24]=&quot;&quot;;0;LEN([.B24])-LEN(SUBSTITUTE([.B24];&quot;,&quot;;&quot;&quot;))+1)*[.B$3]  + IF([.C24]=&quot;&quot;;0;LEN([.C24])-LEN(SUBSTITUTE([.C24];&quot;,&quot;;&quot;&quot;))+1)*[.C$3]  + IF([.D24]=&quot;&quot;;0;LEN([.D24])-LEN(SUBSTITUTE([.D24];&quot;,&quot;;&quot;&quot;))+1)*[.D$3]" office:value-type="float" office:value="3" calcext:value-type="float">
            <text:p>3</text:p>
          </table:table-cell>
          <table:table-cell office:value-type="string" calcext:value-type="string">
            <text:p>FR203GTA 2A 200V 1.3V – prost.</text:p>
          </table:table-cell>
          <table:table-cell office:value-type="string" calcext:value-type="string">
            <text:p>https://www.tme.eu/pl/details/fr203gta-smc/diody-uniwersalne-tht/smc-diode-solutions/fr203gta/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style-name="ce9" table:formula="of:=MIN([.H24];[.J24];[.L24];[.N24];[.P24])" office:value-type="float" office:value="0.35" calcext:value-type="float">
            <text:p>0.35</text:p>
          </table:table-cell>
          <table:table-cell table:style-name="ce10" table:formula="of:=[.E24]*[.R24]" office:value-type="float" office:value="1.05" calcext:value-type="float">
            <text:p>1.0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R7</text:p>
          </table:table-cell>
          <table:table-cell table:style-name="ce3"/>
          <table:table-cell table:formula="of:=IF([.B25]=&quot;&quot;;0;LEN([.B25])-LEN(SUBSTITUTE([.B25];&quot;,&quot;;&quot;&quot;))+1)*[.B$3]  + IF([.C25]=&quot;&quot;;0;LEN([.C25])-LEN(SUBSTITUTE([.C25];&quot;,&quot;;&quot;&quot;))+1)*[.C$3]  + IF([.D25]=&quot;&quot;;0;LEN([.D25])-LEN(SUBSTITUTE([.D25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33K</text:p>
          </table:table-cell>
          <table:table-cell table:number-columns-repeated="11"/>
          <table:table-cell table:style-name="ce9" table:formula="of:=MIN([.H25];[.J25];[.L25];[.N25];[.P25])" office:value-type="float" office:value="0" calcext:value-type="float">
            <text:p>0.00</text:p>
          </table:table-cell>
          <table:table-cell table:style-name="ce10" table:formula="of:=[.E25]*[.R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R13</text:p>
          </table:table-cell>
          <table:table-cell table:style-name="ce3"/>
          <table:table-cell table:formula="of:=IF([.B26]=&quot;&quot;;0;LEN([.B26])-LEN(SUBSTITUTE([.B26];&quot;,&quot;;&quot;&quot;))+1)*[.B$3]  + IF([.C26]=&quot;&quot;;0;LEN([.C26])-LEN(SUBSTITUTE([.C26];&quot;,&quot;;&quot;&quot;))+1)*[.C$3]  + IF([.D26]=&quot;&quot;;0;LEN([.D26])-LEN(SUBSTITUTE([.D26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6.8K</text:p>
          </table:table-cell>
          <table:table-cell table:number-columns-repeated="11"/>
          <table:table-cell table:style-name="ce9" table:formula="of:=MIN([.H26];[.J26];[.L26];[.N26];[.P26])" office:value-type="float" office:value="0" calcext:value-type="float">
            <text:p>0.00</text:p>
          </table:table-cell>
          <table:table-cell table:style-name="ce10" table:formula="of:=[.E26]*[.R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R9</text:p>
          </table:table-cell>
          <table:table-cell table:style-name="ce3"/>
          <table:table-cell table:formula="of:=IF([.B27]=&quot;&quot;;0;LEN([.B27])-LEN(SUBSTITUTE([.B27];&quot;,&quot;;&quot;&quot;))+1)*[.B$3]  + IF([.C27]=&quot;&quot;;0;LEN([.C27])-LEN(SUBSTITUTE([.C27];&quot;,&quot;;&quot;&quot;))+1)*[.C$3]  + IF([.D27]=&quot;&quot;;0;LEN([.D27])-LEN(SUBSTITUTE([.D27];&quot;,&quot;;&quot;&quot;))+1)*[.D$3]" office:value-type="float" office:value="3" calcext:value-type="float">
            <text:p>3</text:p>
          </table:table-cell>
          <table:table-cell office:value-type="string" calcext:value-type="string">
            <text:p>Wire</text:p>
          </table:table-cell>
          <table:table-cell table:number-columns-repeated="11"/>
          <table:table-cell table:style-name="ce9" table:formula="of:=MIN([.H27];[.J27];[.L27];[.N27];[.P27])" office:value-type="float" office:value="0" calcext:value-type="float">
            <text:p>0.00</text:p>
          </table:table-cell>
          <table:table-cell table:style-name="ce10" table:formula="of:=[.E27]*[.R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R14,R15</text:p>
          </table:table-cell>
          <table:table-cell table:style-name="ce3"/>
          <table:table-cell table:formula="of:=IF([.B28]=&quot;&quot;;0;LEN([.B28])-LEN(SUBSTITUTE([.B28];&quot;,&quot;;&quot;&quot;))+1)*[.B$3]  + IF([.C28]=&quot;&quot;;0;LEN([.C28])-LEN(SUBSTITUTE([.C28];&quot;,&quot;;&quot;&quot;))+1)*[.C$3]  + IF([.D28]=&quot;&quot;;0;LEN([.D28])-LEN(SUBSTITUTE([.D28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120</text:p>
          </table:table-cell>
          <table:table-cell table:number-columns-repeated="11"/>
          <table:table-cell table:style-name="ce9" table:formula="of:=MIN([.H28];[.J28];[.L28];[.N28];[.P28])" office:value-type="float" office:value="0" calcext:value-type="float">
            <text:p>0.00</text:p>
          </table:table-cell>
          <table:table-cell table:style-name="ce10" table:formula="of:=[.E28]*[.R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,R8</text:p>
          </table:table-cell>
          <table:table-cell table:style-name="ce3"/>
          <table:table-cell table:formula="of:=IF([.B29]=&quot;&quot;;0;LEN([.B29])-LEN(SUBSTITUTE([.B29];&quot;,&quot;;&quot;&quot;))+1)*[.B$3]  + IF([.C29]=&quot;&quot;;0;LEN([.C29])-LEN(SUBSTITUTE([.C29];&quot;,&quot;;&quot;&quot;))+1)*[.C$3]  + IF([.D29]=&quot;&quot;;0;LEN([.D29])-LEN(SUBSTITUTE([.D29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22K</text:p>
          </table:table-cell>
          <table:table-cell table:number-columns-repeated="11"/>
          <table:table-cell table:style-name="ce9" table:formula="of:=MIN([.H29];[.J29];[.L29];[.N29];[.P29])" office:value-type="float" office:value="0" calcext:value-type="float">
            <text:p>0.00</text:p>
          </table:table-cell>
          <table:table-cell table:style-name="ce10" table:formula="of:=[.E29]*[.R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6</text:p>
          </table:table-cell>
          <table:table-cell table:style-name="ce3" table:number-columns-repeated="2"/>
          <table:table-cell table:formula="of:=IF([.B30]=&quot;&quot;;0;LEN([.B30])-LEN(SUBSTITUTE([.B30];&quot;,&quot;;&quot;&quot;))+1)*[.B$3]  + IF([.C30]=&quot;&quot;;0;LEN([.C30])-LEN(SUBSTITUTE([.C30];&quot;,&quot;;&quot;&quot;))+1)*[.C$3]  + IF([.D30]=&quot;&quot;;0;LEN([.D30])-LEN(SUBSTITUTE([.D30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470</text:p>
          </table:table-cell>
          <table:table-cell table:number-columns-repeated="11"/>
          <table:table-cell table:style-name="ce9" table:formula="of:=MIN([.H30];[.J30];[.L30];[.N30];[.P30])" office:value-type="float" office:value="0" calcext:value-type="float">
            <text:p>0.00</text:p>
          </table:table-cell>
          <table:table-cell table:style-name="ce10" table:formula="of:=[.E30]*[.R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5</text:p>
          </table:table-cell>
          <table:table-cell table:style-name="ce3" table:number-columns-repeated="2"/>
          <table:table-cell table:formula="of:=IF([.B31]=&quot;&quot;;0;LEN([.B31])-LEN(SUBSTITUTE([.B31];&quot;,&quot;;&quot;&quot;))+1)*[.B$3]  + IF([.C31]=&quot;&quot;;0;LEN([.C31])-LEN(SUBSTITUTE([.C31];&quot;,&quot;;&quot;&quot;))+1)*[.C$3]  + IF([.D31]=&quot;&quot;;0;LEN([.D31])-LEN(SUBSTITUTE([.D31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47K</text:p>
          </table:table-cell>
          <table:table-cell table:number-columns-repeated="11"/>
          <table:table-cell table:style-name="ce9" table:formula="of:=MIN([.H31];[.J31];[.L31];[.N31];[.P31])" office:value-type="float" office:value="0" calcext:value-type="float">
            <text:p>0.00</text:p>
          </table:table-cell>
          <table:table-cell table:style-name="ce10" table:formula="of:=[.E31]*[.R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4</text:p>
          </table:table-cell>
          <table:table-cell table:style-name="ce3" table:number-columns-repeated="2"/>
          <table:table-cell table:formula="of:=IF([.B32]=&quot;&quot;;0;LEN([.B32])-LEN(SUBSTITUTE([.B32];&quot;,&quot;;&quot;&quot;))+1)*[.B$3]  + IF([.C32]=&quot;&quot;;0;LEN([.C32])-LEN(SUBSTITUTE([.C32];&quot;,&quot;;&quot;&quot;))+1)*[.C$3]  + IF([.D32]=&quot;&quot;;0;LEN([.D32])-LEN(SUBSTITUTE([.D32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220</text:p>
          </table:table-cell>
          <table:table-cell table:number-columns-repeated="11"/>
          <table:table-cell table:style-name="ce9" table:formula="of:=MIN([.H32];[.J32];[.L32];[.N32];[.P32])" office:value-type="float" office:value="0" calcext:value-type="float">
            <text:p>0.00</text:p>
          </table:table-cell>
          <table:table-cell table:style-name="ce10" table:formula="of:=[.E32]*[.R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TVS1,2,3</text:p>
          </table:table-cell>
          <table:table-cell table:style-name="ce3" office:value-type="string" calcext:value-type="string">
            <text:p>TVS1,2,3,4,5,6</text:p>
          </table:table-cell>
          <table:table-cell table:style-name="ce3"/>
          <table:table-cell table:formula="of:=IF([.B33]=&quot;&quot;;0;LEN([.B33])-LEN(SUBSTITUTE([.B33];&quot;,&quot;;&quot;&quot;))+1)*[.B$3]  + IF([.C33]=&quot;&quot;;0;LEN([.C33])-LEN(SUBSTITUTE([.C33];&quot;,&quot;;&quot;&quot;))+1)*[.C$3]  + IF([.D33]=&quot;&quot;;0;LEN([.D33])-LEN(SUBSTITUTE([.D33];&quot;,&quot;;&quot;&quot;))+1)*[.D$3]" office:value-type="float" office:value="9" calcext:value-type="float">
            <text:p>9</text:p>
          </table:table-cell>
          <table:table-cell office:value-type="string" calcext:value-type="string">
            <text:p><text:span text:style-name="T1">RS-485 </text:span>ESD protection</text:p>
          </table:table-cell>
          <table:table-cell office:value-type="string" calcext:value-type="string">
            <text:p>https://www.tme.eu/pl/details/p6ke6.8ca-dio/diody-tvs-tht-dwukierunkowe/diotec-semiconductor/p6ke6-8ca/</text:p>
          </table:table-cell>
          <table:table-cell office:value-type="float" office:value="1.065" calcext:value-type="float">
            <text:p>1.065</text:p>
          </table:table-cell>
          <table:table-cell table:number-columns-repeated="9"/>
          <table:table-cell table:style-name="ce9" table:formula="of:=MIN([.H33];[.J33];[.L33];[.N33];[.P33])" office:value-type="float" office:value="1.065" calcext:value-type="float">
            <text:p>1.07</text:p>
          </table:table-cell>
          <table:table-cell table:style-name="ce10" table:formula="of:=[.E33]*[.R33]" office:value-type="float" office:value="9.585" calcext:value-type="float">
            <text:p>9.59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3" office:value-type="string" calcext:value-type="string">
            <text:p>Q1,2,3,4,5,6,7,8,9, 10,11,12,14,16,17</text:p>
          </table:table-cell>
          <table:table-cell table:formula="of:=IF([.B34]=&quot;&quot;;0;LEN([.B34])-LEN(SUBSTITUTE([.B34];&quot;,&quot;;&quot;&quot;))+1)*[.B$3]  + IF([.C34]=&quot;&quot;;0;LEN([.C34])-LEN(SUBSTITUTE([.C34];&quot;,&quot;;&quot;&quot;))+1)*[.C$3]  + IF([.D34]=&quot;&quot;;0;LEN([.D34])-LEN(SUBSTITUTE([.D34];&quot;,&quot;;&quot;&quot;))+1)*[.D$3]" office:value-type="float" office:value="60" calcext:value-type="float">
            <text:p>60</text:p>
          </table:table-cell>
          <table:table-cell office:value-type="string" calcext:value-type="string">
            <text:p>NPN SMD BC847C-AQ</text:p>
          </table:table-cell>
          <table:table-cell office:value-type="string" calcext:value-type="string">
            <text:p>https://www.tme.eu/pl/details/bc847c-aq-dio/tranzystory-npn-smd/diotec-semiconductor/bc847c-aq/</text:p>
          </table:table-cell>
          <table:table-cell office:value-type="float" office:value="0.0764" calcext:value-type="float">
            <text:p>0.0764</text:p>
          </table:table-cell>
          <table:table-cell table:number-columns-repeated="9"/>
          <table:table-cell table:style-name="ce9" table:formula="of:=MIN([.H34];[.J34];[.L34];[.N34];[.P34])" office:value-type="float" office:value="0.0764" calcext:value-type="float">
            <text:p>0.08</text:p>
          </table:table-cell>
          <table:table-cell table:style-name="ce10" table:formula="of:=[.E34]*[.R34]" office:value-type="float" office:value="4.584" calcext:value-type="float">
            <text:p>4.58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R1,2,3,4,5,6,7,8,9, 10,11,47,49,48,52, 39,40,41,44,56,57</text:p>
          </table:table-cell>
          <table:table-cell table:formula="of:=IF([.B35]=&quot;&quot;;0;LEN([.B35])-LEN(SUBSTITUTE([.B35];&quot;,&quot;;&quot;&quot;))+1)*[.B$3]  + IF([.C35]=&quot;&quot;;0;LEN([.C35])-LEN(SUBSTITUTE([.C35];&quot;,&quot;;&quot;&quot;))+1)*[.C$3]  + IF([.D35]=&quot;&quot;;0;LEN([.D35])-LEN(SUBSTITUTE([.D35];&quot;,&quot;;&quot;&quot;))+1)*[.D$3]" office:value-type="float" office:value="84" calcext:value-type="float">
            <text:p>84</text:p>
          </table:table-cell>
          <table:table-cell office:value-type="string" calcext:value-type="string">
            <text:p>Res 0805 2.2K</text:p>
          </table:table-cell>
          <table:table-cell office:value-type="string" calcext:value-type="string">
            <text:p>https://www.tme.eu/pl/details/smd0805-2k2/rezystory-smd/royalohm/0805s8j0222t5e/</text:p>
          </table:table-cell>
          <table:table-cell office:value-type="float" office:value="0.0569" calcext:value-type="float">
            <text:p>0.0569</text:p>
          </table:table-cell>
          <table:table-cell table:number-columns-repeated="9"/>
          <table:table-cell table:style-name="ce9" table:formula="of:=MIN([.H35];[.J35];[.L35];[.N35];[.P35])" office:value-type="float" office:value="0.0569" calcext:value-type="float">
            <text:p>0.06</text:p>
          </table:table-cell>
          <table:table-cell table:style-name="ce10" table:formula="of:=[.E35]*[.R35]" office:value-type="float" office:value="4.7796" calcext:value-type="float">
            <text:p>4.78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3" office:value-type="string" calcext:value-type="string">
            <text:p>D1,2,3,4,5,6,7,8,9, 10,11,12,13,14, 15,16,17,18,19, 20,21</text:p>
          </table:table-cell>
          <table:table-cell table:formula="of:=IF([.B36]=&quot;&quot;;0;LEN([.B36])-LEN(SUBSTITUTE([.B36];&quot;,&quot;;&quot;&quot;))+1)*[.B$3]  + IF([.C36]=&quot;&quot;;0;LEN([.C36])-LEN(SUBSTITUTE([.C36];&quot;,&quot;;&quot;&quot;))+1)*[.C$3]  + IF([.D36]=&quot;&quot;;0;LEN([.D36])-LEN(SUBSTITUTE([.D36];&quot;,&quot;;&quot;&quot;))+1)*[.D$3]" office:value-type="float" office:value="84" calcext:value-type="float">
            <text:p>84</text:p>
          </table:table-cell>
          <table:table-cell office:value-type="string" calcext:value-type="string">
            <text:p>Diode Vishay MCL4448-TR</text:p>
          </table:table-cell>
          <table:table-cell office:value-type="string" calcext:value-type="string">
            <text:p>https://www.tme.eu/pl/details/mcl4448-tr/diody-uniwersalne-smd/vishay/</text:p>
          </table:table-cell>
          <table:table-cell office:value-type="float" office:value="0.2908" calcext:value-type="float">
            <text:p>0.2908</text:p>
          </table:table-cell>
          <table:table-cell table:number-columns-repeated="9"/>
          <table:table-cell table:style-name="ce9" table:formula="of:=MIN([.H36];[.J36];[.L36];[.N36];[.P36])" office:value-type="float" office:value="0.2908" calcext:value-type="float">
            <text:p>0.29</text:p>
          </table:table-cell>
          <table:table-cell table:style-name="ce10" table:formula="of:=[.E36]*[.R36]" office:value-type="float" office:value="24.4272" calcext:value-type="float">
            <text:p>24.43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3" office:value-type="string" calcext:value-type="string">
            <text:p>K1,2,3,4,5,6,7,8,9, 10,11</text:p>
          </table:table-cell>
          <table:table-cell table:formula="of:=IF([.B37]=&quot;&quot;;0;LEN([.B37])-LEN(SUBSTITUTE([.B37];&quot;,&quot;;&quot;&quot;))+1)*[.B$3]  + IF([.C37]=&quot;&quot;;0;LEN([.C37])-LEN(SUBSTITUTE([.C37];&quot;,&quot;;&quot;&quot;))+1)*[.C$3]  + IF([.D37]=&quot;&quot;;0;LEN([.D37])-LEN(SUBSTITUTE([.D37];&quot;,&quot;;&quot;&quot;))+1)*[.D$3]" office:value-type="float" office:value="44" calcext:value-type="float">
            <text:p>44</text:p>
          </table:table-cell>
          <table:table-cell office:value-type="string" calcext:value-type="string">
            <text:p>Relay FRM18A-5 DC12V</text:p>
          </table:table-cell>
          <table:table-cell office:value-type="string" calcext:value-type="string">
            <text:p>https://www.tme.eu/pl/details/frm18a-12vdc/przekazniki-elektromagn-miniaturowe/forward-industrial-co/frm18a-5-dc12v/</text:p>
          </table:table-cell>
          <table:table-cell office:value-type="float" office:value="5.29" calcext:value-type="float">
            <text:p>5.29</text:p>
          </table:table-cell>
          <table:table-cell table:number-columns-repeated="9"/>
          <table:table-cell table:style-name="ce9" table:formula="of:=MIN([.H37];[.J37];[.L37];[.N37];[.P37])" office:value-type="float" office:value="5.29" calcext:value-type="float">
            <text:p>5.29</text:p>
          </table:table-cell>
          <table:table-cell table:style-name="ce10" table:formula="of:=[.E37]*[.R37]" office:value-type="float" office:value="232.76" calcext:value-type="float">
            <text:p>232.76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U2</text:p>
          </table:table-cell>
          <table:table-cell table:formula="of:=IF([.B38]=&quot;&quot;;0;LEN([.B38])-LEN(SUBSTITUTE([.B38];&quot;,&quot;;&quot;&quot;))+1)*[.B$3]  + IF([.C38]=&quot;&quot;;0;LEN([.C38])-LEN(SUBSTITUTE([.C38];&quot;,&quot;;&quot;&quot;))+1)*[.C$3]  + IF([.D38]=&quot;&quot;;0;LEN([.D38])-LEN(SUBSTITUTE([.D38];&quot;,&quot;;&quot;&quot;))+1)*[.D$3]" office:value-type="float" office:value="4" calcext:value-type="float">
            <text:p>4</text:p>
          </table:table-cell>
          <table:table-cell office:value-type="string" calcext:value-type="string">
            <text:p>Kamod BluePill+</text:p>
          </table:table-cell>
          <table:table-cell table:number-columns-repeated="4"/>
          <table:table-cell office:value-type="string" calcext:value-type="string">
            <text:p>https://kamami.pl/zestawy-uruchomieniowe-stm32/1193836-kamod-bluepill-plytka-ewaluacyjna-z-mikrokontrolerem-stm32f103c8t6-kompatybilna-z-bluepill-wlutowane-zlacza-5906623488001.html</text:p>
          </table:table-cell>
          <table:table-cell office:value-type="float" office:value="17.62" calcext:value-type="float">
            <text:p>17.62</text:p>
          </table:table-cell>
          <table:table-cell table:number-columns-repeated="5"/>
          <table:table-cell table:style-name="ce9" table:formula="of:=MIN([.H38];[.J38];[.L38];[.N38];[.P38])" office:value-type="float" office:value="17.62" calcext:value-type="float">
            <text:p>17.62</text:p>
          </table:table-cell>
          <table:table-cell table:style-name="ce10" table:formula="of:=[.E38]*[.R38]" office:value-type="float" office:value="70.48" calcext:value-type="float">
            <text:p>70.48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C1,2,3,4,5,6,7,8,9, 10,11,12,13,14, 15, 18</text:p>
          </table:table-cell>
          <table:table-cell table:formula="of:=IF([.B39]=&quot;&quot;;0;LEN([.B39])-LEN(SUBSTITUTE([.B39];&quot;,&quot;;&quot;&quot;))+1)*[.B$3]  + IF([.C39]=&quot;&quot;;0;LEN([.C39])-LEN(SUBSTITUTE([.C39];&quot;,&quot;;&quot;&quot;))+1)*[.C$3]  + IF([.D39]=&quot;&quot;;0;LEN([.D39])-LEN(SUBSTITUTE([.D39];&quot;,&quot;;&quot;&quot;))+1)*[.D$3]" office:value-type="float" office:value="64" calcext:value-type="float">
            <text:p>64</text:p>
          </table:table-cell>
          <table:table-cell office:value-type="string" calcext:value-type="string">
            <text:p>Cap 0805 220pF</text:p>
          </table:table-cell>
          <table:table-cell office:value-type="string" calcext:value-type="string">
            <text:p>https://www.tme.eu/pl/details/cl21c221jbannnc/kondensatory-mlcc-smd/samsung/</text:p>
          </table:table-cell>
          <table:table-cell office:value-type="float" office:value="0.0571" calcext:value-type="float">
            <text:p>0.0571</text:p>
          </table:table-cell>
          <table:table-cell table:number-columns-repeated="9"/>
          <table:table-cell table:style-name="ce9" table:formula="of:=MIN([.H39];[.J39];[.L39];[.N39];[.P39])" office:value-type="float" office:value="0.0571" calcext:value-type="float">
            <text:p>0.06</text:p>
          </table:table-cell>
          <table:table-cell table:style-name="ce10" table:formula="of:=[.E39]*[.R39]" office:value-type="float" office:value="3.6544" calcext:value-type="float">
            <text:p>3.65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16, 17, 19</text:p>
          </table:table-cell>
          <table:table-cell table:formula="of:=IF([.B40]=&quot;&quot;;0;LEN([.B40])-LEN(SUBSTITUTE([.B40];&quot;,&quot;;&quot;&quot;))+1)*[.B$3]  + IF([.C40]=&quot;&quot;;0;LEN([.C40])-LEN(SUBSTITUTE([.C40];&quot;,&quot;;&quot;&quot;))+1)*[.C$3]  + IF([.D40]=&quot;&quot;;0;LEN([.D40])-LEN(SUBSTITUTE([.D40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Cap 0805 10uF</text:p>
          </table:table-cell>
          <table:table-cell office:value-type="string" calcext:value-type="string">
            <text:p>https://www.tme.eu/pl/details/cl21a106kaynnne/kondensatory-mlcc-smd/samsung/</text:p>
          </table:table-cell>
          <table:table-cell office:value-type="float" office:value="0.2027" calcext:value-type="float">
            <text:p>0.2027</text:p>
          </table:table-cell>
          <table:table-cell table:number-columns-repeated="9"/>
          <table:table-cell table:style-name="ce9" table:formula="of:=MIN([.H40];[.J40];[.L40];[.N40];[.P40])" office:value-type="float" office:value="0.2027" calcext:value-type="float">
            <text:p>0.20</text:p>
          </table:table-cell>
          <table:table-cell table:style-name="ce10" table:formula="of:=[.E40]*[.R40]" office:value-type="float" office:value="2.4324" calcext:value-type="float">
            <text:p>2.43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U1</text:p>
          </table:table-cell>
          <table:table-cell table:formula="of:=IF([.B41]=&quot;&quot;;0;LEN([.B41])-LEN(SUBSTITUTE([.B41];&quot;,&quot;;&quot;&quot;))+1)*[.B$3]  + IF([.C41]=&quot;&quot;;0;LEN([.C41])-LEN(SUBSTITUTE([.C41];&quot;,&quot;;&quot;&quot;))+1)*[.C$3]  + IF([.D41]=&quot;&quot;;0;LEN([.D41])-LEN(SUBSTITUTE([.D41];&quot;,&quot;;&quot;&quot;))+1)*[.D$3]" office:value-type="float" office:value="4" calcext:value-type="float">
            <text:p>4</text:p>
          </table:table-cell>
          <table:table-cell office:value-type="string" calcext:value-type="string">
            <text:p>ESD – SP720ABG</text:p>
          </table:table-cell>
          <table:table-cell office:value-type="string" calcext:value-type="string">
            <text:p>https://www.tme.eu/pl/details/sp720abg/diody-zabezpieczajace-drabinki/littelfuse/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https://mou.sr/3YfRxfR</text:p>
          </table:table-cell>
          <table:table-cell office:value-type="float" office:value="7.1" calcext:value-type="float">
            <text:p>7.1</text:p>
          </table:table-cell>
          <table:table-cell table:number-columns-repeated="7"/>
          <table:table-cell table:style-name="ce9" table:formula="of:=MIN([.H41];[.J41];[.L41];[.N41];[.P41])" office:value-type="float" office:value="7.1" calcext:value-type="float">
            <text:p>7.10</text:p>
          </table:table-cell>
          <table:table-cell table:style-name="ce10" table:formula="of:=[.E41]*[.R41]" office:value-type="float" office:value="28.4" calcext:value-type="float">
            <text:p>28.4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J5</text:p>
          </table:table-cell>
          <table:table-cell table:formula="of:=IF([.B42]=&quot;&quot;;0;LEN([.B42])-LEN(SUBSTITUTE([.B42];&quot;,&quot;;&quot;&quot;))+1)*[.B$3]  + IF([.C42]=&quot;&quot;;0;LEN([.C42])-LEN(SUBSTITUTE([.C42];&quot;,&quot;;&quot;&quot;))+1)*[.C$3]  + IF([.D42]=&quot;&quot;;0;LEN([.D42])-LEN(SUBSTITUTE([.D42];&quot;,&quot;;&quot;&quot;))+1)*[.D$3]" office:value-type="float" office:value="4" calcext:value-type="float">
            <text:p>4</text:p>
          </table:table-cell>
          <table:table-cell office:value-type="string" calcext:value-type="string">
            <text:p>Low volt. header Phoenix Contact 1990232</text:p>
          </table:table-cell>
          <table:table-cell table:number-columns-repeated="2"/>
          <table:table-cell office:value-type="string" calcext:value-type="string">
            <text:p>https://mou.sr/4oknD5P</text:p>
          </table:table-cell>
          <table:table-cell office:value-type="float" office:value="13.76" calcext:value-type="float">
            <text:p>13.76</text:p>
          </table:table-cell>
          <table:table-cell table:number-columns-repeated="7"/>
          <table:table-cell table:style-name="ce9" table:formula="of:=MIN([.H42];[.J42];[.L42];[.N42];[.P42])" office:value-type="float" office:value="13.76" calcext:value-type="float">
            <text:p>13.76</text:p>
          </table:table-cell>
          <table:table-cell table:style-name="ce10" table:formula="of:=[.E42]*[.R42]" office:value-type="float" office:value="55.04" calcext:value-type="float">
            <text:p>55.04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J1,2,3,4</text:p>
          </table:table-cell>
          <table:table-cell table:formula="of:=IF([.B43]=&quot;&quot;;0;LEN([.B43])-LEN(SUBSTITUTE([.B43];&quot;,&quot;;&quot;&quot;))+1)*[.B$3]  + IF([.C43]=&quot;&quot;;0;LEN([.C43])-LEN(SUBSTITUTE([.C43];&quot;,&quot;;&quot;&quot;))+1)*[.C$3]  + IF([.D43]=&quot;&quot;;0;LEN([.D43])-LEN(SUBSTITUTE([.D43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High volt. header DG128-5.0-03P-14-00A(H)</text:p>
          </table:table-cell>
          <table:table-cell office:value-type="string" calcext:value-type="string">
            <text:p>https://www.tme.eu/pl/details/dg128-5.0-03p14/listwy-zaciskowe-do-druku/degson-electronics/dg128-5-0-03p-14-00a-h/</text:p>
          </table:table-cell>
          <table:table-cell office:value-type="float" office:value="1.419" calcext:value-type="float">
            <text:p>1.419</text:p>
          </table:table-cell>
          <table:table-cell table:number-columns-repeated="9"/>
          <table:table-cell table:style-name="ce9" table:formula="of:=MIN([.H43];[.J43];[.L43];[.N43];[.P43])" office:value-type="float" office:value="1.419" calcext:value-type="float">
            <text:p>1.42</text:p>
          </table:table-cell>
          <table:table-cell table:style-name="ce10" table:formula="of:=[.E43]*[.R43]" office:value-type="float" office:value="22.704" calcext:value-type="float">
            <text:p>22.7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20,21,23,24</text:p>
          </table:table-cell>
          <table:table-cell table:formula="of:=IF([.B44]=&quot;&quot;;0;LEN([.B44])-LEN(SUBSTITUTE([.B44];&quot;,&quot;;&quot;&quot;))+1)*[.B$3]  + IF([.C44]=&quot;&quot;;0;LEN([.C44])-LEN(SUBSTITUTE([.C44];&quot;,&quot;;&quot;&quot;))+1)*[.C$3]  + IF([.D44]=&quot;&quot;;0;LEN([.D44])-LEN(SUBSTITUTE([.D44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Cap 1210 47uF</text:p>
          </table:table-cell>
          <table:table-cell office:value-type="string" calcext:value-type="string">
            <text:p>https://www.tme.eu/pl/details/c3216x5r1e476mac/kondensatory-mlcc-smd/tdk/c3216x5r1e476m160ac/</text:p>
          </table:table-cell>
          <table:table-cell office:value-type="float" office:value="1.691" calcext:value-type="float">
            <text:p>1.691</text:p>
          </table:table-cell>
          <table:table-cell table:number-columns-repeated="9"/>
          <table:table-cell table:style-name="ce9" table:formula="of:=MIN([.H44];[.J44];[.L44];[.N44];[.P44])" office:value-type="float" office:value="1.691" calcext:value-type="float">
            <text:p>1.69</text:p>
          </table:table-cell>
          <table:table-cell table:style-name="ce10" table:formula="of:=[.E44]*[.R44]" office:value-type="float" office:value="27.056" calcext:value-type="float">
            <text:p>27.06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Q13,15</text:p>
          </table:table-cell>
          <table:table-cell table:formula="of:=IF([.B45]=&quot;&quot;;0;LEN([.B45])-LEN(SUBSTITUTE([.B45];&quot;,&quot;;&quot;&quot;))+1)*[.B$3]  + IF([.C45]=&quot;&quot;;0;LEN([.C45])-LEN(SUBSTITUTE([.C45];&quot;,&quot;;&quot;&quot;))+1)*[.C$3]  + IF([.D45]=&quot;&quot;;0;LEN([.D45])-LEN(SUBSTITUTE([.D45];&quot;,&quot;;&quot;&quot;))+1)*[.D$3]" office:value-type="float" office:value="8" calcext:value-type="float">
            <text:p>8</text:p>
          </table:table-cell>
          <table:table-cell office:value-type="string" calcext:value-type="string">
            <text:p>PNP SMD BC857C-AQ</text:p>
          </table:table-cell>
          <table:table-cell office:value-type="string" calcext:value-type="string">
            <text:p>https://www.tme.eu/pl/details/bc857c-aq-dio/tranzystory-pnp-smd/diotec-semiconductor/bc857c-aq/</text:p>
          </table:table-cell>
          <table:table-cell office:value-type="float" office:value="0.0693" calcext:value-type="float">
            <text:p>0.0693</text:p>
          </table:table-cell>
          <table:table-cell table:number-columns-repeated="9"/>
          <table:table-cell table:style-name="ce9" table:formula="of:=MIN([.H45];[.J45];[.L45];[.N45];[.P45])" office:value-type="float" office:value="0.0693" calcext:value-type="float">
            <text:p>0.07</text:p>
          </table:table-cell>
          <table:table-cell table:style-name="ce10" table:formula="of:=[.E45]*[.R45]" office:value-type="float" office:value="0.5544" calcext:value-type="float">
            <text:p>0.55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51,54,43,45</text:p>
          </table:table-cell>
          <table:table-cell table:formula="of:=IF([.B46]=&quot;&quot;;0;LEN([.B46])-LEN(SUBSTITUTE([.B46];&quot;,&quot;;&quot;&quot;))+1)*[.B$3]  + IF([.C46]=&quot;&quot;;0;LEN([.C46])-LEN(SUBSTITUTE([.C46];&quot;,&quot;;&quot;&quot;))+1)*[.C$3]  + IF([.D46]=&quot;&quot;;0;LEN([.D46])-LEN(SUBSTITUTE([.D46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Res 0805 68</text:p>
          </table:table-cell>
          <table:table-cell table:number-columns-repeated="11"/>
          <table:table-cell table:style-name="ce9" table:formula="of:=MIN([.H46];[.J46];[.L46];[.N46];[.P46])" office:value-type="float" office:value="0" calcext:value-type="float">
            <text:p>0.00</text:p>
          </table:table-cell>
          <table:table-cell table:style-name="ce10" table:formula="of:=[.E46]*[.R4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46,53</text:p>
          </table:table-cell>
          <table:table-cell table:formula="of:=IF([.B47]=&quot;&quot;;0;LEN([.B47])-LEN(SUBSTITUTE([.B47];&quot;,&quot;;&quot;&quot;))+1)*[.B$3]  + IF([.C47]=&quot;&quot;;0;LEN([.C47])-LEN(SUBSTITUTE([.C47];&quot;,&quot;;&quot;&quot;))+1)*[.C$3]  + IF([.D47]=&quot;&quot;;0;LEN([.D47])-LEN(SUBSTITUTE([.D47];&quot;,&quot;;&quot;&quot;))+1)*[.D$3]" office:value-type="float" office:value="8" calcext:value-type="float">
            <text:p>8</text:p>
          </table:table-cell>
          <table:table-cell office:value-type="string" calcext:value-type="string">
            <text:p>Res 0805 100</text:p>
          </table:table-cell>
          <table:table-cell table:number-columns-repeated="11"/>
          <table:table-cell table:style-name="ce9" table:formula="of:=MIN([.H47];[.J47];[.L47];[.N47];[.P47])" office:value-type="float" office:value="0" calcext:value-type="float">
            <text:p>0.00</text:p>
          </table:table-cell>
          <table:table-cell table:style-name="ce10" table:formula="of:=[.E47]*[.R4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22</text:p>
          </table:table-cell>
          <table:table-cell table:formula="of:=IF([.B48]=&quot;&quot;;0;LEN([.B48])-LEN(SUBSTITUTE([.B48];&quot;,&quot;;&quot;&quot;))+1)*[.B$3]  + IF([.C48]=&quot;&quot;;0;LEN([.C48])-LEN(SUBSTITUTE([.C48];&quot;,&quot;;&quot;&quot;))+1)*[.C$3]  + IF([.D48]=&quot;&quot;;0;LEN([.D48])-LEN(SUBSTITUTE([.D48];&quot;,&quot;;&quot;&quot;))+1)*[.D$3]" office:value-type="float" office:value="4" calcext:value-type="float">
            <text:p>4</text:p>
          </table:table-cell>
          <table:table-cell office:value-type="string" calcext:value-type="string">
            <text:p>Res 0805 220</text:p>
          </table:table-cell>
          <table:table-cell table:number-columns-repeated="11"/>
          <table:table-cell table:style-name="ce9" table:formula="of:=MIN([.H48];[.J48];[.L48];[.N48];[.P48])" office:value-type="float" office:value="0" calcext:value-type="float">
            <text:p>0.00</text:p>
          </table:table-cell>
          <table:table-cell table:style-name="ce10" table:formula="of:=[.E48]*[.R4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55</text:p>
          </table:table-cell>
          <table:table-cell table:formula="of:=IF([.B49]=&quot;&quot;;0;LEN([.B49])-LEN(SUBSTITUTE([.B49];&quot;,&quot;;&quot;&quot;))+1)*[.B$3]  + IF([.C49]=&quot;&quot;;0;LEN([.C49])-LEN(SUBSTITUTE([.C49];&quot;,&quot;;&quot;&quot;))+1)*[.C$3]  + IF([.D49]=&quot;&quot;;0;LEN([.D49])-LEN(SUBSTITUTE([.D49];&quot;,&quot;;&quot;&quot;))+1)*[.D$3]" office:value-type="float" office:value="4" calcext:value-type="float">
            <text:p>4</text:p>
          </table:table-cell>
          <table:table-cell office:value-type="string" calcext:value-type="string">
            <text:p>Res 0805 47K</text:p>
          </table:table-cell>
          <table:table-cell table:number-columns-repeated="11"/>
          <table:table-cell table:style-name="ce9" table:formula="of:=MIN([.H49];[.J49];[.L49];[.N49];[.P49])" office:value-type="float" office:value="0" calcext:value-type="float">
            <text:p>0.00</text:p>
          </table:table-cell>
          <table:table-cell table:style-name="ce10" table:formula="of:=[.E49]*[.R4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17</text:p>
          </table:table-cell>
          <table:table-cell table:formula="of:=IF([.B50]=&quot;&quot;;0;LEN([.B50])-LEN(SUBSTITUTE([.B50];&quot;,&quot;;&quot;&quot;))+1)*[.B$3]  + IF([.C50]=&quot;&quot;;0;LEN([.C50])-LEN(SUBSTITUTE([.C50];&quot;,&quot;;&quot;&quot;))+1)*[.C$3]  + IF([.D50]=&quot;&quot;;0;LEN([.D50])-LEN(SUBSTITUTE([.D50];&quot;,&quot;;&quot;&quot;))+1)*[.D$3]" office:value-type="float" office:value="4" calcext:value-type="float">
            <text:p>4</text:p>
          </table:table-cell>
          <table:table-cell office:value-type="string" calcext:value-type="string">
            <text:p>Res 0805 470</text:p>
          </table:table-cell>
          <table:table-cell table:number-columns-repeated="11"/>
          <table:table-cell table:style-name="ce9" table:formula="of:=MIN([.H50];[.J50];[.L50];[.N50];[.P50])" office:value-type="float" office:value="0" calcext:value-type="float">
            <text:p>0.00</text:p>
          </table:table-cell>
          <table:table-cell table:style-name="ce10" table:formula="of:=[.E50]*[.R50]" office:value-type="float" office:value="0" calcext:value-type="float">
            <text:p>0.00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3" office:value-type="string" calcext:value-type="string">
            <text:p>R12,13,14,15,18,19, 20,21,23,24,25,26, 27,28,29,30,31,32, 33,34,35,36,37,38</text:p>
          </table:table-cell>
          <table:table-cell table:formula="of:=IF([.B51]=&quot;&quot;;0;LEN([.B51])-LEN(SUBSTITUTE([.B51];&quot;,&quot;;&quot;&quot;))+1)*[.B$3]  + IF([.C51]=&quot;&quot;;0;LEN([.C51])-LEN(SUBSTITUTE([.C51];&quot;,&quot;;&quot;&quot;))+1)*[.C$3]  + IF([.D51]=&quot;&quot;;0;LEN([.D51])-LEN(SUBSTITUTE([.D51];&quot;,&quot;;&quot;&quot;))+1)*[.D$3]" office:value-type="float" office:value="96" calcext:value-type="float">
            <text:p>96</text:p>
          </table:table-cell>
          <table:table-cell office:value-type="string" calcext:value-type="string">
            <text:p>Res 0805 150</text:p>
          </table:table-cell>
          <table:table-cell table:number-columns-repeated="11"/>
          <table:table-cell table:style-name="ce9" table:formula="of:=MIN([.H51];[.J51];[.L51];[.N51];[.P51])" office:value-type="float" office:value="0" calcext:value-type="float">
            <text:p>0.00</text:p>
          </table:table-cell>
          <table:table-cell table:style-name="ce10" table:formula="of:=[.E51]*[.R5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U1-hdr1, U1-hdr2</text:p>
          </table:table-cell>
          <table:table-cell table:formula="of:=IF([.B52]=&quot;&quot;;0;LEN([.B52])-LEN(SUBSTITUTE([.B52];&quot;,&quot;;&quot;&quot;))+1)*[.B$3]  + IF([.C52]=&quot;&quot;;0;LEN([.C52])-LEN(SUBSTITUTE([.C52];&quot;,&quot;;&quot;&quot;))+1)*[.C$3]  + IF([.D52]=&quot;&quot;;0;LEN([.D52])-LEN(SUBSTITUTE([.D52];&quot;,&quot;;&quot;&quot;))+1)*[.D$3]" office:value-type="float" office:value="8" calcext:value-type="float">
            <text:p>8</text:p>
          </table:table-cell>
          <table:table-cell office:value-type="string" calcext:value-type="string">
            <text:p>Header female 1x420</text:p>
          </table:table-cell>
          <table:table-cell office:value-type="string" calcext:value-type="string">
            <text:p>https://www.tme.eu/pl/details/zl262-20sg/listwy-i-gniazda-kolkowe/connfly/ds1023-1-20s21/</text:p>
          </table:table-cell>
          <table:table-cell office:value-type="float" office:value="0.832" calcext:value-type="float">
            <text:p>0.832</text:p>
          </table:table-cell>
          <table:table-cell table:number-columns-repeated="9"/>
          <table:table-cell table:style-name="ce9" table:formula="of:=MIN([.H52];[.J52];[.L52];[.N52];[.P52])" office:value-type="float" office:value="0.832" calcext:value-type="float">
            <text:p>0.83</text:p>
          </table:table-cell>
          <table:table-cell table:style-name="ce10" table:formula="of:=[.E52]*[.R52]" office:value-type="float" office:value="6.656" calcext:value-type="float">
            <text:p>6.6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Case1</text:p>
          </table:table-cell>
          <table:table-cell table:formula="of:=IF([.B53]=&quot;&quot;;0;LEN([.B53])-LEN(SUBSTITUTE([.B53];&quot;,&quot;;&quot;&quot;))+1)*[.B$3]  + IF([.C53]=&quot;&quot;;0;LEN([.C53])-LEN(SUBSTITUTE([.C53];&quot;,&quot;;&quot;&quot;))+1)*[.C$3]  + IF([.D53]=&quot;&quot;;0;LEN([.D53])-LEN(SUBSTITUTE([.D53];&quot;,&quot;;&quot;&quot;))+1)*[.D$3]" office:value-type="float" office:value="4" calcext:value-type="float">
            <text:p>4</text:p>
          </table:table-cell>
          <table:table-cell office:value-type="string" calcext:value-type="string">
            <text:p>ZD1004J ABS V0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https://www.kradex.com.pl/product/obudowy_modulowe_na_szyne_din/zd1004j_abs_v0?lang=pl</text:p>
          </table:table-cell>
          <table:table-cell table:formula="of:=13.96/1.23" office:value-type="float" office:value="11.349593495935" calcext:value-type="float">
            <text:p>11.349593495935</text:p>
          </table:table-cell>
          <table:table-cell/>
          <table:table-cell table:style-name="ce9" table:formula="of:=MIN([.H53];[.J53];[.L53];[.N53];[.P53])" office:value-type="float" office:value="11.349593495935" calcext:value-type="float">
            <text:p>11.35</text:p>
          </table:table-cell>
          <table:table-cell table:style-name="ce10" table:formula="of:=[.E53]*[.R53]" office:value-type="float" office:value="45.3983739837398" calcext:value-type="float">
            <text:p>45.4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Case2</text:p>
          </table:table-cell>
          <table:table-cell table:formula="of:=IF([.B54]=&quot;&quot;;0;LEN([.B54])-LEN(SUBSTITUTE([.B54];&quot;,&quot;;&quot;&quot;))+1)*[.B$3]  + IF([.C54]=&quot;&quot;;0;LEN([.C54])-LEN(SUBSTITUTE([.C54];&quot;,&quot;;&quot;&quot;))+1)*[.C$3]  + IF([.D54]=&quot;&quot;;0;LEN([.D54])-LEN(SUBSTITUTE([.D54];&quot;,&quot;;&quot;&quot;))+1)*[.D$3]" office:value-type="float" office:value="4" calcext:value-type="float">
            <text:p>4</text:p>
          </table:table-cell>
          <table:table-cell office:value-type="string" calcext:value-type="string">
            <text:p>ZDFJ1004 ABS V0</text:p>
          </table:table-cell>
          <table:table-cell table:number-columns-repeated="8"/>
          <table:table-cell office:value-type="string" calcext:value-type="string">
            <text:p>https://www.kradex.com.pl/product/akcesoria/zdfj1004_abs_v0?lang=pl</text:p>
          </table:table-cell>
          <table:table-cell table:formula="of:=1.54/1.23" office:value-type="float" office:value="1.2520325203252" calcext:value-type="float">
            <text:p>1.2520325203252</text:p>
          </table:table-cell>
          <table:table-cell/>
          <table:table-cell table:style-name="ce9" table:formula="of:=MIN([.H54];[.J54];[.L54];[.N54];[.P54])" office:value-type="float" office:value="1.2520325203252" calcext:value-type="float">
            <text:p>1.25</text:p>
          </table:table-cell>
          <table:table-cell table:style-name="ce10" table:formula="of:=[.E54]*[.R54]" office:value-type="float" office:value="5.00813008130081" calcext:value-type="float">
            <text:p>5.0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Case3</text:p>
          </table:table-cell>
          <table:table-cell table:formula="of:=0.5*[.D3]" office:value-type="float" office:value="2" calcext:value-type="float">
            <text:p>2</text:p>
          </table:table-cell>
          <table:table-cell office:value-type="string" calcext:value-type="string">
            <text:p>ZD4TCJ ABS V0</text:p>
          </table:table-cell>
          <table:table-cell table:number-columns-repeated="8"/>
          <table:table-cell office:value-type="string" calcext:value-type="string">
            <text:p>https://www.kradex.com.pl/product/akcesoria/zd4tc?lang=pl</text:p>
          </table:table-cell>
          <table:table-cell table:formula="of:=4.61/1.23" office:value-type="float" office:value="3.7479674796748" calcext:value-type="float">
            <text:p>3.7479674796748</text:p>
          </table:table-cell>
          <table:table-cell/>
          <table:table-cell table:style-name="ce9" table:formula="of:=MIN([.H55];[.J55];[.L55];[.N55];[.P55])" office:value-type="float" office:value="3.7479674796748" calcext:value-type="float">
            <text:p>3.75</text:p>
          </table:table-cell>
          <table:table-cell table:style-name="ce10" table:formula="of:=[.E55]*[.R55]" office:value-type="float" office:value="7.49593495934959" calcext:value-type="float">
            <text:p>7.5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Screw1,2,3,4</text:p>
          </table:table-cell>
          <table:table-cell table:formula="of:=IF([.B56]=&quot;&quot;;0;LEN([.B56])-LEN(SUBSTITUTE([.B56];&quot;,&quot;;&quot;&quot;))+1)*[.B$3]  + IF([.C56]=&quot;&quot;;0;LEN([.C56])-LEN(SUBSTITUTE([.C56];&quot;,&quot;;&quot;&quot;))+1)*[.C$3]  + IF([.D56]=&quot;&quot;;0;LEN([.D56])-LEN(SUBSTITUTE([.D56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Wkręt 5001404</text:p>
          </table:table-cell>
          <table:table-cell office:value-type="string" calcext:value-type="string">
            <text:p>https://www.tme.eu/pl/details/b2.9x8_bn14065/wkrety/bossard/5001404/</text:p>
          </table:table-cell>
          <table:table-cell office:value-type="float" office:value="0.062" calcext:value-type="float">
            <text:p>0.062</text:p>
          </table:table-cell>
          <table:table-cell table:number-columns-repeated="6"/>
          <table:table-cell table:style-name="Default" table:number-columns-repeated="2"/>
          <table:table-cell/>
          <table:table-cell table:style-name="ce9" table:formula="of:=MIN([.H56];[.J56];[.L56];[.N56];[.P57])" office:value-type="float" office:value="0.062" calcext:value-type="float">
            <text:p>0.06</text:p>
          </table:table-cell>
          <table:table-cell table:style-name="ce10" table:formula="of:=[.E56]*[.R56]" office:value-type="float" office:value="0.992" calcext:value-type="float">
            <text:p>0.99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Pad1,2,3,4</text:p>
          </table:table-cell>
          <table:table-cell table:formula="of:=IF([.B57]=&quot;&quot;;0;LEN([.B57])-LEN(SUBSTITUTE([.B57];&quot;,&quot;;&quot;&quot;))+1)*[.B$3]  + IF([.C57]=&quot;&quot;;0;LEN([.C57])-LEN(SUBSTITUTE([.C57];&quot;,&quot;;&quot;&quot;))+1)*[.C$3]  + IF([.D57]=&quot;&quot;;0;LEN([.D57])-LEN(SUBSTITUTE([.D57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Podkładka M3 PA6</text:p>
          </table:table-cell>
          <table:table-cell table:number-columns-repeated="8"/>
          <table:table-cell office:value-type="string" calcext:value-type="string">
            <text:p>https://allegro.pl/oferta/m3-podkladka-nylonowa-plastikowa-plaska-pa6-20sz-8537598758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9" table:formula="of:=MIN([.H57];[.J57];[.L57];[.N57];[.P57])" office:value-type="float" office:value="0.12" calcext:value-type="float">
            <text:p>0.12</text:p>
          </table:table-cell>
          <table:table-cell table:style-name="ce10" table:formula="of:=[.E57]*[.R57]" office:value-type="float" office:value="1.92" calcext:value-type="float">
            <text:p>1.92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58]=&quot;&quot;;0;LEN([.B58])-LEN(SUBSTITUTE([.B58];&quot;,&quot;;&quot;&quot;))+1)*[.B$3]  + IF([.C58]=&quot;&quot;;0;LEN([.C58])-LEN(SUBSTITUTE([.C58];&quot;,&quot;;&quot;&quot;))+1)*[.C$3]  + IF([.D58]=&quot;&quot;;0;LEN([.D58])-LEN(SUBSTITUTE([.D5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58];[.J58];[.L58];[.N58];[.P58])" office:value-type="float" office:value="0" calcext:value-type="float">
            <text:p>0.00</text:p>
          </table:table-cell>
          <table:table-cell table:style-name="ce10" table:formula="of:=[.E58]*[.R5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59]=&quot;&quot;;0;LEN([.B59])-LEN(SUBSTITUTE([.B59];&quot;,&quot;;&quot;&quot;))+1)*[.B$3]  + IF([.C59]=&quot;&quot;;0;LEN([.C59])-LEN(SUBSTITUTE([.C59];&quot;,&quot;;&quot;&quot;))+1)*[.C$3]  + IF([.D59]=&quot;&quot;;0;LEN([.D59])-LEN(SUBSTITUTE([.D5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59];[.J59];[.L59];[.N59];[.P59])" office:value-type="float" office:value="0" calcext:value-type="float">
            <text:p>0.00</text:p>
          </table:table-cell>
          <table:table-cell table:style-name="ce10" table:formula="of:=[.E59]*[.R5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0]=&quot;&quot;;0;LEN([.B60])-LEN(SUBSTITUTE([.B60];&quot;,&quot;;&quot;&quot;))+1)*[.B$3]  + IF([.C60]=&quot;&quot;;0;LEN([.C60])-LEN(SUBSTITUTE([.C60];&quot;,&quot;;&quot;&quot;))+1)*[.C$3]  + IF([.D60]=&quot;&quot;;0;LEN([.D60])-LEN(SUBSTITUTE([.D6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0];[.J60];[.L60];[.N60];[.P60])" office:value-type="float" office:value="0" calcext:value-type="float">
            <text:p>0.00</text:p>
          </table:table-cell>
          <table:table-cell table:style-name="ce10" table:formula="of:=[.E60]*[.R6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1]=&quot;&quot;;0;LEN([.B61])-LEN(SUBSTITUTE([.B61];&quot;,&quot;;&quot;&quot;))+1)*[.B$3]  + IF([.C61]=&quot;&quot;;0;LEN([.C61])-LEN(SUBSTITUTE([.C61];&quot;,&quot;;&quot;&quot;))+1)*[.C$3]  + IF([.D61]=&quot;&quot;;0;LEN([.D61])-LEN(SUBSTITUTE([.D6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1];[.J61];[.L61];[.N61];[.P61])" office:value-type="float" office:value="0" calcext:value-type="float">
            <text:p>0.00</text:p>
          </table:table-cell>
          <table:table-cell table:style-name="ce10" table:formula="of:=[.E61]*[.R6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2]=&quot;&quot;;0;LEN([.B62])-LEN(SUBSTITUTE([.B62];&quot;,&quot;;&quot;&quot;))+1)*[.B$3]  + IF([.C62]=&quot;&quot;;0;LEN([.C62])-LEN(SUBSTITUTE([.C62];&quot;,&quot;;&quot;&quot;))+1)*[.C$3]  + IF([.D62]=&quot;&quot;;0;LEN([.D62])-LEN(SUBSTITUTE([.D6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2];[.J62];[.L62];[.N62];[.P62])" office:value-type="float" office:value="0" calcext:value-type="float">
            <text:p>0.00</text:p>
          </table:table-cell>
          <table:table-cell table:style-name="ce10" table:formula="of:=[.E62]*[.R6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3]=&quot;&quot;;0;LEN([.B63])-LEN(SUBSTITUTE([.B63];&quot;,&quot;;&quot;&quot;))+1)*[.B$3]  + IF([.C63]=&quot;&quot;;0;LEN([.C63])-LEN(SUBSTITUTE([.C63];&quot;,&quot;;&quot;&quot;))+1)*[.C$3]  + IF([.D63]=&quot;&quot;;0;LEN([.D63])-LEN(SUBSTITUTE([.D6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3];[.J63];[.L63];[.N63];[.P63])" office:value-type="float" office:value="0" calcext:value-type="float">
            <text:p>0.00</text:p>
          </table:table-cell>
          <table:table-cell table:style-name="ce10" table:formula="of:=[.E63]*[.R6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4]=&quot;&quot;;0;LEN([.B64])-LEN(SUBSTITUTE([.B64];&quot;,&quot;;&quot;&quot;))+1)*[.B$3]  + IF([.C64]=&quot;&quot;;0;LEN([.C64])-LEN(SUBSTITUTE([.C64];&quot;,&quot;;&quot;&quot;))+1)*[.C$3]  + IF([.D64]=&quot;&quot;;0;LEN([.D64])-LEN(SUBSTITUTE([.D6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4];[.J64];[.L64];[.N64];[.P64])" office:value-type="float" office:value="0" calcext:value-type="float">
            <text:p>0.00</text:p>
          </table:table-cell>
          <table:table-cell table:style-name="ce10" table:formula="of:=[.E64]*[.R6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5]=&quot;&quot;;0;LEN([.B65])-LEN(SUBSTITUTE([.B65];&quot;,&quot;;&quot;&quot;))+1)*[.B$3]  + IF([.C65]=&quot;&quot;;0;LEN([.C65])-LEN(SUBSTITUTE([.C65];&quot;,&quot;;&quot;&quot;))+1)*[.C$3]  + IF([.D65]=&quot;&quot;;0;LEN([.D65])-LEN(SUBSTITUTE([.D6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5];[.J65];[.L65];[.N65];[.P65])" office:value-type="float" office:value="0" calcext:value-type="float">
            <text:p>0.00</text:p>
          </table:table-cell>
          <table:table-cell table:style-name="ce10" table:formula="of:=[.E65]*[.R6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6]=&quot;&quot;;0;LEN([.B66])-LEN(SUBSTITUTE([.B66];&quot;,&quot;;&quot;&quot;))+1)*[.B$3]  + IF([.C66]=&quot;&quot;;0;LEN([.C66])-LEN(SUBSTITUTE([.C66];&quot;,&quot;;&quot;&quot;))+1)*[.C$3]  + IF([.D66]=&quot;&quot;;0;LEN([.D66])-LEN(SUBSTITUTE([.D6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6];[.J66];[.L66];[.N66];[.P66])" office:value-type="float" office:value="0" calcext:value-type="float">
            <text:p>0.00</text:p>
          </table:table-cell>
          <table:table-cell table:style-name="ce10" table:formula="of:=[.E66]*[.R6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7]=&quot;&quot;;0;LEN([.B67])-LEN(SUBSTITUTE([.B67];&quot;,&quot;;&quot;&quot;))+1)*[.B$3]  + IF([.C67]=&quot;&quot;;0;LEN([.C67])-LEN(SUBSTITUTE([.C67];&quot;,&quot;;&quot;&quot;))+1)*[.C$3]  + IF([.D67]=&quot;&quot;;0;LEN([.D67])-LEN(SUBSTITUTE([.D6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7];[.J67];[.L67];[.N67];[.P67])" office:value-type="float" office:value="0" calcext:value-type="float">
            <text:p>0.00</text:p>
          </table:table-cell>
          <table:table-cell table:style-name="ce10" table:formula="of:=[.E67]*[.R6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8]=&quot;&quot;;0;LEN([.B68])-LEN(SUBSTITUTE([.B68];&quot;,&quot;;&quot;&quot;))+1)*[.B$3]  + IF([.C68]=&quot;&quot;;0;LEN([.C68])-LEN(SUBSTITUTE([.C68];&quot;,&quot;;&quot;&quot;))+1)*[.C$3]  + IF([.D68]=&quot;&quot;;0;LEN([.D68])-LEN(SUBSTITUTE([.D6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8];[.J68];[.L68];[.N68];[.P68])" office:value-type="float" office:value="0" calcext:value-type="float">
            <text:p>0.00</text:p>
          </table:table-cell>
          <table:table-cell table:style-name="ce10" table:formula="of:=[.E68]*[.R6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9]=&quot;&quot;;0;LEN([.B69])-LEN(SUBSTITUTE([.B69];&quot;,&quot;;&quot;&quot;))+1)*[.B$3]  + IF([.C69]=&quot;&quot;;0;LEN([.C69])-LEN(SUBSTITUTE([.C69];&quot;,&quot;;&quot;&quot;))+1)*[.C$3]  + IF([.D69]=&quot;&quot;;0;LEN([.D69])-LEN(SUBSTITUTE([.D6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9];[.J69];[.L69];[.N69];[.P69])" office:value-type="float" office:value="0" calcext:value-type="float">
            <text:p>0.00</text:p>
          </table:table-cell>
          <table:table-cell table:style-name="ce10" table:formula="of:=[.E69]*[.R6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0]=&quot;&quot;;0;LEN([.B70])-LEN(SUBSTITUTE([.B70];&quot;,&quot;;&quot;&quot;))+1)*[.B$3]  + IF([.C70]=&quot;&quot;;0;LEN([.C70])-LEN(SUBSTITUTE([.C70];&quot;,&quot;;&quot;&quot;))+1)*[.C$3]  + IF([.D70]=&quot;&quot;;0;LEN([.D70])-LEN(SUBSTITUTE([.D7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0];[.J70];[.L70];[.N70];[.P70])" office:value-type="float" office:value="0" calcext:value-type="float">
            <text:p>0.00</text:p>
          </table:table-cell>
          <table:table-cell table:style-name="ce10" table:formula="of:=[.E70]*[.R7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1]=&quot;&quot;;0;LEN([.B71])-LEN(SUBSTITUTE([.B71];&quot;,&quot;;&quot;&quot;))+1)*[.B$3]  + IF([.C71]=&quot;&quot;;0;LEN([.C71])-LEN(SUBSTITUTE([.C71];&quot;,&quot;;&quot;&quot;))+1)*[.C$3]  + IF([.D71]=&quot;&quot;;0;LEN([.D71])-LEN(SUBSTITUTE([.D7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1];[.J71];[.L71];[.N71];[.P71])" office:value-type="float" office:value="0" calcext:value-type="float">
            <text:p>0.00</text:p>
          </table:table-cell>
          <table:table-cell table:style-name="ce10" table:formula="of:=[.E71]*[.R7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2]=&quot;&quot;;0;LEN([.B72])-LEN(SUBSTITUTE([.B72];&quot;,&quot;;&quot;&quot;))+1)*[.B$3]  + IF([.C72]=&quot;&quot;;0;LEN([.C72])-LEN(SUBSTITUTE([.C72];&quot;,&quot;;&quot;&quot;))+1)*[.C$3]  + IF([.D72]=&quot;&quot;;0;LEN([.D72])-LEN(SUBSTITUTE([.D7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2];[.J72];[.L72];[.N72];[.P72])" office:value-type="float" office:value="0" calcext:value-type="float">
            <text:p>0.00</text:p>
          </table:table-cell>
          <table:table-cell table:style-name="ce10" table:formula="of:=[.E72]*[.R7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3]=&quot;&quot;;0;LEN([.B73])-LEN(SUBSTITUTE([.B73];&quot;,&quot;;&quot;&quot;))+1)*[.B$3]  + IF([.C73]=&quot;&quot;;0;LEN([.C73])-LEN(SUBSTITUTE([.C73];&quot;,&quot;;&quot;&quot;))+1)*[.C$3]  + IF([.D73]=&quot;&quot;;0;LEN([.D73])-LEN(SUBSTITUTE([.D7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3];[.J73];[.L73];[.N73];[.P73])" office:value-type="float" office:value="0" calcext:value-type="float">
            <text:p>0.00</text:p>
          </table:table-cell>
          <table:table-cell table:style-name="ce10" table:formula="of:=[.E73]*[.R7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4]=&quot;&quot;;0;LEN([.B74])-LEN(SUBSTITUTE([.B74];&quot;,&quot;;&quot;&quot;))+1)*[.B$3]  + IF([.C74]=&quot;&quot;;0;LEN([.C74])-LEN(SUBSTITUTE([.C74];&quot;,&quot;;&quot;&quot;))+1)*[.C$3]  + IF([.D74]=&quot;&quot;;0;LEN([.D74])-LEN(SUBSTITUTE([.D7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4];[.J74];[.L74];[.N74];[.P74])" office:value-type="float" office:value="0" calcext:value-type="float">
            <text:p>0.00</text:p>
          </table:table-cell>
          <table:table-cell table:style-name="ce10" table:formula="of:=[.E74]*[.R7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5]=&quot;&quot;;0;LEN([.B75])-LEN(SUBSTITUTE([.B75];&quot;,&quot;;&quot;&quot;))+1)*[.B$3]  + IF([.C75]=&quot;&quot;;0;LEN([.C75])-LEN(SUBSTITUTE([.C75];&quot;,&quot;;&quot;&quot;))+1)*[.C$3]  + IF([.D75]=&quot;&quot;;0;LEN([.D75])-LEN(SUBSTITUTE([.D7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5];[.J75];[.L75];[.N75];[.P75])" office:value-type="float" office:value="0" calcext:value-type="float">
            <text:p>0.00</text:p>
          </table:table-cell>
          <table:table-cell table:style-name="ce10" table:formula="of:=[.E75]*[.R7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6]=&quot;&quot;;0;LEN([.B76])-LEN(SUBSTITUTE([.B76];&quot;,&quot;;&quot;&quot;))+1)*[.B$3]  + IF([.C76]=&quot;&quot;;0;LEN([.C76])-LEN(SUBSTITUTE([.C76];&quot;,&quot;;&quot;&quot;))+1)*[.C$3]  + IF([.D76]=&quot;&quot;;0;LEN([.D76])-LEN(SUBSTITUTE([.D7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6];[.J76];[.L76];[.N76];[.P76])" office:value-type="float" office:value="0" calcext:value-type="float">
            <text:p>0.00</text:p>
          </table:table-cell>
          <table:table-cell table:style-name="ce10" table:formula="of:=[.E76]*[.R7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7]=&quot;&quot;;0;LEN([.B77])-LEN(SUBSTITUTE([.B77];&quot;,&quot;;&quot;&quot;))+1)*[.B$3]  + IF([.C77]=&quot;&quot;;0;LEN([.C77])-LEN(SUBSTITUTE([.C77];&quot;,&quot;;&quot;&quot;))+1)*[.C$3]  + IF([.D77]=&quot;&quot;;0;LEN([.D77])-LEN(SUBSTITUTE([.D7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7];[.J77];[.L77];[.N77];[.P77])" office:value-type="float" office:value="0" calcext:value-type="float">
            <text:p>0.00</text:p>
          </table:table-cell>
          <table:table-cell table:style-name="ce10" table:formula="of:=[.E77]*[.R7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8]=&quot;&quot;;0;LEN([.B78])-LEN(SUBSTITUTE([.B78];&quot;,&quot;;&quot;&quot;))+1)*[.B$3]  + IF([.C78]=&quot;&quot;;0;LEN([.C78])-LEN(SUBSTITUTE([.C78];&quot;,&quot;;&quot;&quot;))+1)*[.C$3]  + IF([.D78]=&quot;&quot;;0;LEN([.D78])-LEN(SUBSTITUTE([.D7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8];[.J78];[.L78];[.N78];[.P78])" office:value-type="float" office:value="0" calcext:value-type="float">
            <text:p>0.00</text:p>
          </table:table-cell>
          <table:table-cell table:style-name="ce10" table:formula="of:=[.E78]*[.R7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9]=&quot;&quot;;0;LEN([.B79])-LEN(SUBSTITUTE([.B79];&quot;,&quot;;&quot;&quot;))+1)*[.B$3]  + IF([.C79]=&quot;&quot;;0;LEN([.C79])-LEN(SUBSTITUTE([.C79];&quot;,&quot;;&quot;&quot;))+1)*[.C$3]  + IF([.D79]=&quot;&quot;;0;LEN([.D79])-LEN(SUBSTITUTE([.D7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9];[.J79];[.L79];[.N79];[.P79])" office:value-type="float" office:value="0" calcext:value-type="float">
            <text:p>0.00</text:p>
          </table:table-cell>
          <table:table-cell table:style-name="ce10" table:formula="of:=[.E79]*[.R7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0]=&quot;&quot;;0;LEN([.B80])-LEN(SUBSTITUTE([.B80];&quot;,&quot;;&quot;&quot;))+1)*[.B$3]  + IF([.C80]=&quot;&quot;;0;LEN([.C80])-LEN(SUBSTITUTE([.C80];&quot;,&quot;;&quot;&quot;))+1)*[.C$3]  + IF([.D80]=&quot;&quot;;0;LEN([.D80])-LEN(SUBSTITUTE([.D8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0];[.J80];[.L80];[.N80];[.P80])" office:value-type="float" office:value="0" calcext:value-type="float">
            <text:p>0.00</text:p>
          </table:table-cell>
          <table:table-cell table:style-name="ce10" table:formula="of:=[.E80]*[.R8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1]=&quot;&quot;;0;LEN([.B81])-LEN(SUBSTITUTE([.B81];&quot;,&quot;;&quot;&quot;))+1)*[.B$3]  + IF([.C81]=&quot;&quot;;0;LEN([.C81])-LEN(SUBSTITUTE([.C81];&quot;,&quot;;&quot;&quot;))+1)*[.C$3]  + IF([.D81]=&quot;&quot;;0;LEN([.D81])-LEN(SUBSTITUTE([.D8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1];[.J81];[.L81];[.N81];[.P81])" office:value-type="float" office:value="0" calcext:value-type="float">
            <text:p>0.00</text:p>
          </table:table-cell>
          <table:table-cell table:style-name="ce10" table:formula="of:=[.E81]*[.R8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2]=&quot;&quot;;0;LEN([.B82])-LEN(SUBSTITUTE([.B82];&quot;,&quot;;&quot;&quot;))+1)*[.B$3]  + IF([.C82]=&quot;&quot;;0;LEN([.C82])-LEN(SUBSTITUTE([.C82];&quot;,&quot;;&quot;&quot;))+1)*[.C$3]  + IF([.D82]=&quot;&quot;;0;LEN([.D82])-LEN(SUBSTITUTE([.D8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2];[.J82];[.L82];[.N82];[.P82])" office:value-type="float" office:value="0" calcext:value-type="float">
            <text:p>0.00</text:p>
          </table:table-cell>
          <table:table-cell table:style-name="ce10" table:formula="of:=[.E82]*[.R8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3]=&quot;&quot;;0;LEN([.B83])-LEN(SUBSTITUTE([.B83];&quot;,&quot;;&quot;&quot;))+1)*[.B$3]  + IF([.C83]=&quot;&quot;;0;LEN([.C83])-LEN(SUBSTITUTE([.C83];&quot;,&quot;;&quot;&quot;))+1)*[.C$3]  + IF([.D83]=&quot;&quot;;0;LEN([.D83])-LEN(SUBSTITUTE([.D8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3];[.J83];[.L83];[.N83];[.P83])" office:value-type="float" office:value="0" calcext:value-type="float">
            <text:p>0.00</text:p>
          </table:table-cell>
          <table:table-cell table:style-name="ce10" table:formula="of:=[.E83]*[.R8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4]=&quot;&quot;;0;LEN([.B84])-LEN(SUBSTITUTE([.B84];&quot;,&quot;;&quot;&quot;))+1)*[.B$3]  + IF([.C84]=&quot;&quot;;0;LEN([.C84])-LEN(SUBSTITUTE([.C84];&quot;,&quot;;&quot;&quot;))+1)*[.C$3]  + IF([.D84]=&quot;&quot;;0;LEN([.D84])-LEN(SUBSTITUTE([.D8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4];[.J84];[.L84];[.N84];[.P84])" office:value-type="float" office:value="0" calcext:value-type="float">
            <text:p>0.00</text:p>
          </table:table-cell>
          <table:table-cell table:style-name="ce10" table:formula="of:=[.E84]*[.R8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5]=&quot;&quot;;0;LEN([.B85])-LEN(SUBSTITUTE([.B85];&quot;,&quot;;&quot;&quot;))+1)*[.B$3]  + IF([.C85]=&quot;&quot;;0;LEN([.C85])-LEN(SUBSTITUTE([.C85];&quot;,&quot;;&quot;&quot;))+1)*[.C$3]  + IF([.D85]=&quot;&quot;;0;LEN([.D85])-LEN(SUBSTITUTE([.D8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5];[.J85];[.L85];[.N85];[.P85])" office:value-type="float" office:value="0" calcext:value-type="float">
            <text:p>0.00</text:p>
          </table:table-cell>
          <table:table-cell table:style-name="ce10" table:formula="of:=[.E85]*[.R8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6]=&quot;&quot;;0;LEN([.B86])-LEN(SUBSTITUTE([.B86];&quot;,&quot;;&quot;&quot;))+1)*[.B$3]  + IF([.C86]=&quot;&quot;;0;LEN([.C86])-LEN(SUBSTITUTE([.C86];&quot;,&quot;;&quot;&quot;))+1)*[.C$3]  + IF([.D86]=&quot;&quot;;0;LEN([.D86])-LEN(SUBSTITUTE([.D8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6];[.J86];[.L86];[.N86];[.P86])" office:value-type="float" office:value="0" calcext:value-type="float">
            <text:p>0.00</text:p>
          </table:table-cell>
          <table:table-cell table:style-name="ce10" table:formula="of:=[.E86]*[.R8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7]=&quot;&quot;;0;LEN([.B87])-LEN(SUBSTITUTE([.B87];&quot;,&quot;;&quot;&quot;))+1)*[.B$3]  + IF([.C87]=&quot;&quot;;0;LEN([.C87])-LEN(SUBSTITUTE([.C87];&quot;,&quot;;&quot;&quot;))+1)*[.C$3]  + IF([.D87]=&quot;&quot;;0;LEN([.D87])-LEN(SUBSTITUTE([.D8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7];[.J87];[.L87];[.N87];[.P87])" office:value-type="float" office:value="0" calcext:value-type="float">
            <text:p>0.00</text:p>
          </table:table-cell>
          <table:table-cell table:style-name="ce10" table:formula="of:=[.E87]*[.R8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8]=&quot;&quot;;0;LEN([.B88])-LEN(SUBSTITUTE([.B88];&quot;,&quot;;&quot;&quot;))+1)*[.B$3]  + IF([.C88]=&quot;&quot;;0;LEN([.C88])-LEN(SUBSTITUTE([.C88];&quot;,&quot;;&quot;&quot;))+1)*[.C$3]  + IF([.D88]=&quot;&quot;;0;LEN([.D88])-LEN(SUBSTITUTE([.D8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8];[.J88];[.L88];[.N88];[.P88])" office:value-type="float" office:value="0" calcext:value-type="float">
            <text:p>0.00</text:p>
          </table:table-cell>
          <table:table-cell table:style-name="ce10" table:formula="of:=[.E88]*[.R8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9]=&quot;&quot;;0;LEN([.B89])-LEN(SUBSTITUTE([.B89];&quot;,&quot;;&quot;&quot;))+1)*[.B$3]  + IF([.C89]=&quot;&quot;;0;LEN([.C89])-LEN(SUBSTITUTE([.C89];&quot;,&quot;;&quot;&quot;))+1)*[.C$3]  + IF([.D89]=&quot;&quot;;0;LEN([.D89])-LEN(SUBSTITUTE([.D8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9];[.J89];[.L89];[.N89];[.P89])" office:value-type="float" office:value="0" calcext:value-type="float">
            <text:p>0.00</text:p>
          </table:table-cell>
          <table:table-cell table:style-name="ce10" table:formula="of:=[.E89]*[.R8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0]=&quot;&quot;;0;LEN([.B90])-LEN(SUBSTITUTE([.B90];&quot;,&quot;;&quot;&quot;))+1)*[.B$3]  + IF([.C90]=&quot;&quot;;0;LEN([.C90])-LEN(SUBSTITUTE([.C90];&quot;,&quot;;&quot;&quot;))+1)*[.C$3]  + IF([.D90]=&quot;&quot;;0;LEN([.D90])-LEN(SUBSTITUTE([.D9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0];[.J90];[.L90];[.N90];[.P90])" office:value-type="float" office:value="0" calcext:value-type="float">
            <text:p>0.00</text:p>
          </table:table-cell>
          <table:table-cell table:style-name="ce10" table:formula="of:=[.E90]*[.R9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1]=&quot;&quot;;0;LEN([.B91])-LEN(SUBSTITUTE([.B91];&quot;,&quot;;&quot;&quot;))+1)*[.B$3]  + IF([.C91]=&quot;&quot;;0;LEN([.C91])-LEN(SUBSTITUTE([.C91];&quot;,&quot;;&quot;&quot;))+1)*[.C$3]  + IF([.D91]=&quot;&quot;;0;LEN([.D91])-LEN(SUBSTITUTE([.D9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1];[.J91];[.L91];[.N91];[.P91])" office:value-type="float" office:value="0" calcext:value-type="float">
            <text:p>0.00</text:p>
          </table:table-cell>
          <table:table-cell table:style-name="ce10" table:formula="of:=[.E91]*[.R9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2]=&quot;&quot;;0;LEN([.B92])-LEN(SUBSTITUTE([.B92];&quot;,&quot;;&quot;&quot;))+1)*[.B$3]  + IF([.C92]=&quot;&quot;;0;LEN([.C92])-LEN(SUBSTITUTE([.C92];&quot;,&quot;;&quot;&quot;))+1)*[.C$3]  + IF([.D92]=&quot;&quot;;0;LEN([.D92])-LEN(SUBSTITUTE([.D9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2];[.J92];[.L92];[.N92];[.P92])" office:value-type="float" office:value="0" calcext:value-type="float">
            <text:p>0.00</text:p>
          </table:table-cell>
          <table:table-cell table:style-name="ce10" table:formula="of:=[.E92]*[.R9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3]=&quot;&quot;;0;LEN([.B93])-LEN(SUBSTITUTE([.B93];&quot;,&quot;;&quot;&quot;))+1)*[.B$3]  + IF([.C93]=&quot;&quot;;0;LEN([.C93])-LEN(SUBSTITUTE([.C93];&quot;,&quot;;&quot;&quot;))+1)*[.C$3]  + IF([.D93]=&quot;&quot;;0;LEN([.D93])-LEN(SUBSTITUTE([.D9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3];[.J93];[.L93];[.N93];[.P93])" office:value-type="float" office:value="0" calcext:value-type="float">
            <text:p>0.00</text:p>
          </table:table-cell>
          <table:table-cell table:style-name="ce10" table:formula="of:=[.E93]*[.R9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4]=&quot;&quot;;0;LEN([.B94])-LEN(SUBSTITUTE([.B94];&quot;,&quot;;&quot;&quot;))+1)*[.B$3]  + IF([.C94]=&quot;&quot;;0;LEN([.C94])-LEN(SUBSTITUTE([.C94];&quot;,&quot;;&quot;&quot;))+1)*[.C$3]  + IF([.D94]=&quot;&quot;;0;LEN([.D94])-LEN(SUBSTITUTE([.D9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4];[.J94];[.L94];[.N94];[.P94])" office:value-type="float" office:value="0" calcext:value-type="float">
            <text:p>0.00</text:p>
          </table:table-cell>
          <table:table-cell table:style-name="ce10" table:formula="of:=[.E94]*[.R9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5]=&quot;&quot;;0;LEN([.B95])-LEN(SUBSTITUTE([.B95];&quot;,&quot;;&quot;&quot;))+1)*[.B$3]  + IF([.C95]=&quot;&quot;;0;LEN([.C95])-LEN(SUBSTITUTE([.C95];&quot;,&quot;;&quot;&quot;))+1)*[.C$3]  + IF([.D95]=&quot;&quot;;0;LEN([.D95])-LEN(SUBSTITUTE([.D9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5];[.J95];[.L95];[.N95];[.P95])" office:value-type="float" office:value="0" calcext:value-type="float">
            <text:p>0.00</text:p>
          </table:table-cell>
          <table:table-cell table:style-name="ce10" table:formula="of:=[.E95]*[.R9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6]=&quot;&quot;;0;LEN([.B96])-LEN(SUBSTITUTE([.B96];&quot;,&quot;;&quot;&quot;))+1)*[.B$3]  + IF([.C96]=&quot;&quot;;0;LEN([.C96])-LEN(SUBSTITUTE([.C96];&quot;,&quot;;&quot;&quot;))+1)*[.C$3]  + IF([.D96]=&quot;&quot;;0;LEN([.D96])-LEN(SUBSTITUTE([.D9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6];[.J96];[.L96];[.N96];[.P96])" office:value-type="float" office:value="0" calcext:value-type="float">
            <text:p>0.00</text:p>
          </table:table-cell>
          <table:table-cell table:style-name="ce10" table:formula="of:=[.E96]*[.R9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7]=&quot;&quot;;0;LEN([.B97])-LEN(SUBSTITUTE([.B97];&quot;,&quot;;&quot;&quot;))+1)*[.B$3]  + IF([.C97]=&quot;&quot;;0;LEN([.C97])-LEN(SUBSTITUTE([.C97];&quot;,&quot;;&quot;&quot;))+1)*[.C$3]  + IF([.D97]=&quot;&quot;;0;LEN([.D97])-LEN(SUBSTITUTE([.D9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7];[.J97];[.L97];[.N97];[.P97])" office:value-type="float" office:value="0" calcext:value-type="float">
            <text:p>0.00</text:p>
          </table:table-cell>
          <table:table-cell table:style-name="ce10" table:formula="of:=[.E97]*[.R9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8]=&quot;&quot;;0;LEN([.B98])-LEN(SUBSTITUTE([.B98];&quot;,&quot;;&quot;&quot;))+1)*[.B$3]  + IF([.C98]=&quot;&quot;;0;LEN([.C98])-LEN(SUBSTITUTE([.C98];&quot;,&quot;;&quot;&quot;))+1)*[.C$3]  + IF([.D98]=&quot;&quot;;0;LEN([.D98])-LEN(SUBSTITUTE([.D9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8];[.J98];[.L98];[.N98];[.P98])" office:value-type="float" office:value="0" calcext:value-type="float">
            <text:p>0.00</text:p>
          </table:table-cell>
          <table:table-cell table:style-name="ce10" table:formula="of:=[.E98]*[.R9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9]=&quot;&quot;;0;LEN([.B99])-LEN(SUBSTITUTE([.B99];&quot;,&quot;;&quot;&quot;))+1)*[.B$3]  + IF([.C99]=&quot;&quot;;0;LEN([.C99])-LEN(SUBSTITUTE([.C99];&quot;,&quot;;&quot;&quot;))+1)*[.C$3]  + IF([.D99]=&quot;&quot;;0;LEN([.D99])-LEN(SUBSTITUTE([.D9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9];[.J99];[.L99];[.N99];[.P99])" office:value-type="float" office:value="0" calcext:value-type="float">
            <text:p>0.00</text:p>
          </table:table-cell>
          <table:table-cell table:style-name="ce10" table:formula="of:=[.E99]*[.R9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0]=&quot;&quot;;0;LEN([.B100])-LEN(SUBSTITUTE([.B100];&quot;,&quot;;&quot;&quot;))+1)*[.B$3]  + IF([.C100]=&quot;&quot;;0;LEN([.C100])-LEN(SUBSTITUTE([.C100];&quot;,&quot;;&quot;&quot;))+1)*[.C$3]  + IF([.D100]=&quot;&quot;;0;LEN([.D100])-LEN(SUBSTITUTE([.D10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0];[.J100];[.L100];[.N100];[.P100])" office:value-type="float" office:value="0" calcext:value-type="float">
            <text:p>0.00</text:p>
          </table:table-cell>
          <table:table-cell table:style-name="ce10" table:formula="of:=[.E100]*[.R10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1]=&quot;&quot;;0;LEN([.B101])-LEN(SUBSTITUTE([.B101];&quot;,&quot;;&quot;&quot;))+1)*[.B$3]  + IF([.C101]=&quot;&quot;;0;LEN([.C101])-LEN(SUBSTITUTE([.C101];&quot;,&quot;;&quot;&quot;))+1)*[.C$3]  + IF([.D101]=&quot;&quot;;0;LEN([.D101])-LEN(SUBSTITUTE([.D10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1];[.J101];[.L101];[.N101];[.P101])" office:value-type="float" office:value="0" calcext:value-type="float">
            <text:p>0.00</text:p>
          </table:table-cell>
          <table:table-cell table:style-name="ce10" table:formula="of:=[.E101]*[.R10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2]=&quot;&quot;;0;LEN([.B102])-LEN(SUBSTITUTE([.B102];&quot;,&quot;;&quot;&quot;))+1)*[.B$3]  + IF([.C102]=&quot;&quot;;0;LEN([.C102])-LEN(SUBSTITUTE([.C102];&quot;,&quot;;&quot;&quot;))+1)*[.C$3]  + IF([.D102]=&quot;&quot;;0;LEN([.D102])-LEN(SUBSTITUTE([.D10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2];[.J102];[.L102];[.N102];[.P102])" office:value-type="float" office:value="0" calcext:value-type="float">
            <text:p>0.00</text:p>
          </table:table-cell>
          <table:table-cell table:style-name="ce10" table:formula="of:=[.E102]*[.R10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3]=&quot;&quot;;0;LEN([.B103])-LEN(SUBSTITUTE([.B103];&quot;,&quot;;&quot;&quot;))+1)*[.B$3]  + IF([.C103]=&quot;&quot;;0;LEN([.C103])-LEN(SUBSTITUTE([.C103];&quot;,&quot;;&quot;&quot;))+1)*[.C$3]  + IF([.D103]=&quot;&quot;;0;LEN([.D103])-LEN(SUBSTITUTE([.D10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3];[.J103];[.L103];[.N103];[.P103])" office:value-type="float" office:value="0" calcext:value-type="float">
            <text:p>0.00</text:p>
          </table:table-cell>
          <table:table-cell table:style-name="ce10" table:formula="of:=[.E103]*[.R10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4]=&quot;&quot;;0;LEN([.B104])-LEN(SUBSTITUTE([.B104];&quot;,&quot;;&quot;&quot;))+1)*[.B$3]  + IF([.C104]=&quot;&quot;;0;LEN([.C104])-LEN(SUBSTITUTE([.C104];&quot;,&quot;;&quot;&quot;))+1)*[.C$3]  + IF([.D104]=&quot;&quot;;0;LEN([.D104])-LEN(SUBSTITUTE([.D10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4];[.J104];[.L104];[.N104];[.P104])" office:value-type="float" office:value="0" calcext:value-type="float">
            <text:p>0.00</text:p>
          </table:table-cell>
          <table:table-cell table:style-name="ce10" table:formula="of:=[.E104]*[.R10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5]=&quot;&quot;;0;LEN([.B105])-LEN(SUBSTITUTE([.B105];&quot;,&quot;;&quot;&quot;))+1)*[.B$3]  + IF([.C105]=&quot;&quot;;0;LEN([.C105])-LEN(SUBSTITUTE([.C105];&quot;,&quot;;&quot;&quot;))+1)*[.C$3]  + IF([.D105]=&quot;&quot;;0;LEN([.D105])-LEN(SUBSTITUTE([.D10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5];[.J105];[.L105];[.N105];[.P105])" office:value-type="float" office:value="0" calcext:value-type="float">
            <text:p>0.00</text:p>
          </table:table-cell>
          <table:table-cell table:style-name="ce10" table:formula="of:=[.E105]*[.R10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6]=&quot;&quot;;0;LEN([.B106])-LEN(SUBSTITUTE([.B106];&quot;,&quot;;&quot;&quot;))+1)*[.B$3]  + IF([.C106]=&quot;&quot;;0;LEN([.C106])-LEN(SUBSTITUTE([.C106];&quot;,&quot;;&quot;&quot;))+1)*[.C$3]  + IF([.D106]=&quot;&quot;;0;LEN([.D106])-LEN(SUBSTITUTE([.D10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6];[.J106];[.L106];[.N106];[.P106])" office:value-type="float" office:value="0" calcext:value-type="float">
            <text:p>0.00</text:p>
          </table:table-cell>
          <table:table-cell table:style-name="ce10" table:formula="of:=[.E106]*[.R10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7]=&quot;&quot;;0;LEN([.B107])-LEN(SUBSTITUTE([.B107];&quot;,&quot;;&quot;&quot;))+1)*[.B$3]  + IF([.C107]=&quot;&quot;;0;LEN([.C107])-LEN(SUBSTITUTE([.C107];&quot;,&quot;;&quot;&quot;))+1)*[.C$3]  + IF([.D107]=&quot;&quot;;0;LEN([.D107])-LEN(SUBSTITUTE([.D10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7];[.J107];[.L107];[.N107];[.P107])" office:value-type="float" office:value="0" calcext:value-type="float">
            <text:p>0.00</text:p>
          </table:table-cell>
          <table:table-cell table:style-name="ce10" table:formula="of:=[.E107]*[.R10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8]=&quot;&quot;;0;LEN([.B108])-LEN(SUBSTITUTE([.B108];&quot;,&quot;;&quot;&quot;))+1)*[.B$3]  + IF([.C108]=&quot;&quot;;0;LEN([.C108])-LEN(SUBSTITUTE([.C108];&quot;,&quot;;&quot;&quot;))+1)*[.C$3]  + IF([.D108]=&quot;&quot;;0;LEN([.D108])-LEN(SUBSTITUTE([.D10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8];[.J108];[.L108];[.N108];[.P108])" office:value-type="float" office:value="0" calcext:value-type="float">
            <text:p>0.00</text:p>
          </table:table-cell>
          <table:table-cell table:style-name="ce10" table:formula="of:=[.E108]*[.R10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9]=&quot;&quot;;0;LEN([.B109])-LEN(SUBSTITUTE([.B109];&quot;,&quot;;&quot;&quot;))+1)*[.B$3]  + IF([.C109]=&quot;&quot;;0;LEN([.C109])-LEN(SUBSTITUTE([.C109];&quot;,&quot;;&quot;&quot;))+1)*[.C$3]  + IF([.D109]=&quot;&quot;;0;LEN([.D109])-LEN(SUBSTITUTE([.D10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9];[.J109];[.L109];[.N109];[.P109])" office:value-type="float" office:value="0" calcext:value-type="float">
            <text:p>0.00</text:p>
          </table:table-cell>
          <table:table-cell table:style-name="ce10" table:formula="of:=[.E109]*[.R10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0]=&quot;&quot;;0;LEN([.B110])-LEN(SUBSTITUTE([.B110];&quot;,&quot;;&quot;&quot;))+1)*[.B$3]  + IF([.C110]=&quot;&quot;;0;LEN([.C110])-LEN(SUBSTITUTE([.C110];&quot;,&quot;;&quot;&quot;))+1)*[.C$3]  + IF([.D110]=&quot;&quot;;0;LEN([.D110])-LEN(SUBSTITUTE([.D11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0];[.J110];[.L110];[.N110];[.P110])" office:value-type="float" office:value="0" calcext:value-type="float">
            <text:p>0.00</text:p>
          </table:table-cell>
          <table:table-cell table:style-name="ce10" table:formula="of:=[.E110]*[.R11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1]=&quot;&quot;;0;LEN([.B111])-LEN(SUBSTITUTE([.B111];&quot;,&quot;;&quot;&quot;))+1)*[.B$3]  + IF([.C111]=&quot;&quot;;0;LEN([.C111])-LEN(SUBSTITUTE([.C111];&quot;,&quot;;&quot;&quot;))+1)*[.C$3]  + IF([.D111]=&quot;&quot;;0;LEN([.D111])-LEN(SUBSTITUTE([.D11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1];[.J111];[.L111];[.N111];[.P111])" office:value-type="float" office:value="0" calcext:value-type="float">
            <text:p>0.00</text:p>
          </table:table-cell>
          <table:table-cell table:style-name="ce10" table:formula="of:=[.E111]*[.R1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2]=&quot;&quot;;0;LEN([.B112])-LEN(SUBSTITUTE([.B112];&quot;,&quot;;&quot;&quot;))+1)*[.B$3]  + IF([.C112]=&quot;&quot;;0;LEN([.C112])-LEN(SUBSTITUTE([.C112];&quot;,&quot;;&quot;&quot;))+1)*[.C$3]  + IF([.D112]=&quot;&quot;;0;LEN([.D112])-LEN(SUBSTITUTE([.D11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2];[.J112];[.L112];[.N112];[.P112])" office:value-type="float" office:value="0" calcext:value-type="float">
            <text:p>0.00</text:p>
          </table:table-cell>
          <table:table-cell table:style-name="ce10" table:formula="of:=[.E112]*[.R11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3]=&quot;&quot;;0;LEN([.B113])-LEN(SUBSTITUTE([.B113];&quot;,&quot;;&quot;&quot;))+1)*[.B$3]  + IF([.C113]=&quot;&quot;;0;LEN([.C113])-LEN(SUBSTITUTE([.C113];&quot;,&quot;;&quot;&quot;))+1)*[.C$3]  + IF([.D113]=&quot;&quot;;0;LEN([.D113])-LEN(SUBSTITUTE([.D11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3];[.J113];[.L113];[.N113];[.P113])" office:value-type="float" office:value="0" calcext:value-type="float">
            <text:p>0.00</text:p>
          </table:table-cell>
          <table:table-cell table:style-name="ce10" table:formula="of:=[.E113]*[.R11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4]=&quot;&quot;;0;LEN([.B114])-LEN(SUBSTITUTE([.B114];&quot;,&quot;;&quot;&quot;))+1)*[.B$3]  + IF([.C114]=&quot;&quot;;0;LEN([.C114])-LEN(SUBSTITUTE([.C114];&quot;,&quot;;&quot;&quot;))+1)*[.C$3]  + IF([.D114]=&quot;&quot;;0;LEN([.D114])-LEN(SUBSTITUTE([.D11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4];[.J114];[.L114];[.N114];[.P114])" office:value-type="float" office:value="0" calcext:value-type="float">
            <text:p>0.00</text:p>
          </table:table-cell>
          <table:table-cell table:style-name="ce10" table:formula="of:=[.E114]*[.R11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5]=&quot;&quot;;0;LEN([.B115])-LEN(SUBSTITUTE([.B115];&quot;,&quot;;&quot;&quot;))+1)*[.B$3]  + IF([.C115]=&quot;&quot;;0;LEN([.C115])-LEN(SUBSTITUTE([.C115];&quot;,&quot;;&quot;&quot;))+1)*[.C$3]  + IF([.D115]=&quot;&quot;;0;LEN([.D115])-LEN(SUBSTITUTE([.D11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5];[.J115];[.L115];[.N115];[.P115])" office:value-type="float" office:value="0" calcext:value-type="float">
            <text:p>0.00</text:p>
          </table:table-cell>
          <table:table-cell table:style-name="ce10" table:formula="of:=[.E115]*[.R11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6]=&quot;&quot;;0;LEN([.B116])-LEN(SUBSTITUTE([.B116];&quot;,&quot;;&quot;&quot;))+1)*[.B$3]  + IF([.C116]=&quot;&quot;;0;LEN([.C116])-LEN(SUBSTITUTE([.C116];&quot;,&quot;;&quot;&quot;))+1)*[.C$3]  + IF([.D116]=&quot;&quot;;0;LEN([.D116])-LEN(SUBSTITUTE([.D11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6];[.J116];[.L116];[.N116];[.P116])" office:value-type="float" office:value="0" calcext:value-type="float">
            <text:p>0.00</text:p>
          </table:table-cell>
          <table:table-cell table:style-name="ce10" table:formula="of:=[.E116]*[.R11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7]=&quot;&quot;;0;LEN([.B117])-LEN(SUBSTITUTE([.B117];&quot;,&quot;;&quot;&quot;))+1)*[.B$3]  + IF([.C117]=&quot;&quot;;0;LEN([.C117])-LEN(SUBSTITUTE([.C117];&quot;,&quot;;&quot;&quot;))+1)*[.C$3]  + IF([.D117]=&quot;&quot;;0;LEN([.D117])-LEN(SUBSTITUTE([.D11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7];[.J117];[.L117];[.N117];[.P117])" office:value-type="float" office:value="0" calcext:value-type="float">
            <text:p>0.00</text:p>
          </table:table-cell>
          <table:table-cell table:style-name="ce10" table:formula="of:=[.E117]*[.R11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8]=&quot;&quot;;0;LEN([.B118])-LEN(SUBSTITUTE([.B118];&quot;,&quot;;&quot;&quot;))+1)*[.B$3]  + IF([.C118]=&quot;&quot;;0;LEN([.C118])-LEN(SUBSTITUTE([.C118];&quot;,&quot;;&quot;&quot;))+1)*[.C$3]  + IF([.D118]=&quot;&quot;;0;LEN([.D118])-LEN(SUBSTITUTE([.D11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8];[.J118];[.L118];[.N118];[.P118])" office:value-type="float" office:value="0" calcext:value-type="float">
            <text:p>0.00</text:p>
          </table:table-cell>
          <table:table-cell table:style-name="ce10" table:formula="of:=[.E118]*[.R11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9]=&quot;&quot;;0;LEN([.B119])-LEN(SUBSTITUTE([.B119];&quot;,&quot;;&quot;&quot;))+1)*[.B$3]  + IF([.C119]=&quot;&quot;;0;LEN([.C119])-LEN(SUBSTITUTE([.C119];&quot;,&quot;;&quot;&quot;))+1)*[.C$3]  + IF([.D119]=&quot;&quot;;0;LEN([.D119])-LEN(SUBSTITUTE([.D11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9];[.J119];[.L119];[.N119];[.P119])" office:value-type="float" office:value="0" calcext:value-type="float">
            <text:p>0.00</text:p>
          </table:table-cell>
          <table:table-cell table:style-name="ce10" table:formula="of:=[.E119]*[.R1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0]=&quot;&quot;;0;LEN([.B120])-LEN(SUBSTITUTE([.B120];&quot;,&quot;;&quot;&quot;))+1)*[.B$3]  + IF([.C120]=&quot;&quot;;0;LEN([.C120])-LEN(SUBSTITUTE([.C120];&quot;,&quot;;&quot;&quot;))+1)*[.C$3]  + IF([.D120]=&quot;&quot;;0;LEN([.D120])-LEN(SUBSTITUTE([.D12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0];[.J120];[.L120];[.N120];[.P120])" office:value-type="float" office:value="0" calcext:value-type="float">
            <text:p>0.00</text:p>
          </table:table-cell>
          <table:table-cell table:style-name="ce10" table:formula="of:=[.E120]*[.R12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1]=&quot;&quot;;0;LEN([.B121])-LEN(SUBSTITUTE([.B121];&quot;,&quot;;&quot;&quot;))+1)*[.B$3]  + IF([.C121]=&quot;&quot;;0;LEN([.C121])-LEN(SUBSTITUTE([.C121];&quot;,&quot;;&quot;&quot;))+1)*[.C$3]  + IF([.D121]=&quot;&quot;;0;LEN([.D121])-LEN(SUBSTITUTE([.D12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1];[.J121];[.L121];[.N121];[.P121])" office:value-type="float" office:value="0" calcext:value-type="float">
            <text:p>0.00</text:p>
          </table:table-cell>
          <table:table-cell table:style-name="ce10" table:formula="of:=[.E121]*[.R1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2]=&quot;&quot;;0;LEN([.B122])-LEN(SUBSTITUTE([.B122];&quot;,&quot;;&quot;&quot;))+1)*[.B$3]  + IF([.C122]=&quot;&quot;;0;LEN([.C122])-LEN(SUBSTITUTE([.C122];&quot;,&quot;;&quot;&quot;))+1)*[.C$3]  + IF([.D122]=&quot;&quot;;0;LEN([.D122])-LEN(SUBSTITUTE([.D12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2];[.J122];[.L122];[.N122];[.P122])" office:value-type="float" office:value="0" calcext:value-type="float">
            <text:p>0.00</text:p>
          </table:table-cell>
          <table:table-cell table:style-name="ce10" table:formula="of:=[.E122]*[.R1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3]=&quot;&quot;;0;LEN([.B123])-LEN(SUBSTITUTE([.B123];&quot;,&quot;;&quot;&quot;))+1)*[.B$3]  + IF([.C123]=&quot;&quot;;0;LEN([.C123])-LEN(SUBSTITUTE([.C123];&quot;,&quot;;&quot;&quot;))+1)*[.C$3]  + IF([.D123]=&quot;&quot;;0;LEN([.D123])-LEN(SUBSTITUTE([.D12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3];[.J123];[.L123];[.N123];[.P123])" office:value-type="float" office:value="0" calcext:value-type="float">
            <text:p>0.00</text:p>
          </table:table-cell>
          <table:table-cell table:style-name="ce10" table:formula="of:=[.E123]*[.R1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4]=&quot;&quot;;0;LEN([.B124])-LEN(SUBSTITUTE([.B124];&quot;,&quot;;&quot;&quot;))+1)*[.B$3]  + IF([.C124]=&quot;&quot;;0;LEN([.C124])-LEN(SUBSTITUTE([.C124];&quot;,&quot;;&quot;&quot;))+1)*[.C$3]  + IF([.D124]=&quot;&quot;;0;LEN([.D124])-LEN(SUBSTITUTE([.D12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4];[.J124];[.L124];[.N124];[.P124])" office:value-type="float" office:value="0" calcext:value-type="float">
            <text:p>0.00</text:p>
          </table:table-cell>
          <table:table-cell table:style-name="ce10" table:formula="of:=[.E124]*[.R1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5]=&quot;&quot;;0;LEN([.B125])-LEN(SUBSTITUTE([.B125];&quot;,&quot;;&quot;&quot;))+1)*[.B$3]  + IF([.C125]=&quot;&quot;;0;LEN([.C125])-LEN(SUBSTITUTE([.C125];&quot;,&quot;;&quot;&quot;))+1)*[.C$3]  + IF([.D125]=&quot;&quot;;0;LEN([.D125])-LEN(SUBSTITUTE([.D125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6]=&quot;&quot;;0;LEN([.B126])-LEN(SUBSTITUTE([.B126];&quot;,&quot;;&quot;&quot;))+1)*[.B$3]  + IF([.C126]=&quot;&quot;;0;LEN([.C126])-LEN(SUBSTITUTE([.C126];&quot;,&quot;;&quot;&quot;))+1)*[.C$3]  + IF([.D126]=&quot;&quot;;0;LEN([.D126])-LEN(SUBSTITUTE([.D126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7]=&quot;&quot;;0;LEN([.B127])-LEN(SUBSTITUTE([.B127];&quot;,&quot;;&quot;&quot;))+1)*[.B$3]  + IF([.C127]=&quot;&quot;;0;LEN([.C127])-LEN(SUBSTITUTE([.C127];&quot;,&quot;;&quot;&quot;))+1)*[.C$3]  + IF([.D127]=&quot;&quot;;0;LEN([.D127])-LEN(SUBSTITUTE([.D127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8]=&quot;&quot;;0;LEN([.B128])-LEN(SUBSTITUTE([.B128];&quot;,&quot;;&quot;&quot;))+1)*[.B$3]  + IF([.C128]=&quot;&quot;;0;LEN([.C128])-LEN(SUBSTITUTE([.C128];&quot;,&quot;;&quot;&quot;))+1)*[.C$3]  + IF([.D128]=&quot;&quot;;0;LEN([.D128])-LEN(SUBSTITUTE([.D128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9]=&quot;&quot;;0;LEN([.B129])-LEN(SUBSTITUTE([.B129];&quot;,&quot;;&quot;&quot;))+1)*[.B$3]  + IF([.C129]=&quot;&quot;;0;LEN([.C129])-LEN(SUBSTITUTE([.C129];&quot;,&quot;;&quot;&quot;))+1)*[.C$3]  + IF([.D129]=&quot;&quot;;0;LEN([.D129])-LEN(SUBSTITUTE([.D129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30]=&quot;&quot;;0;LEN([.B130])-LEN(SUBSTITUTE([.B130];&quot;,&quot;;&quot;&quot;))+1)*[.B$3]  + IF([.C130]=&quot;&quot;;0;LEN([.C130])-LEN(SUBSTITUTE([.C130];&quot;,&quot;;&quot;&quot;))+1)*[.C$3]  + IF([.D130]=&quot;&quot;;0;LEN([.D130])-LEN(SUBSTITUTE([.D130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S5:Sheet1.S124">
            <calcext:data-bar calcext:gradient="false" calcext:max-length="100" calcext:negative-color="#ff0000" calcext:positive-color="#b4c7d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UART simulation: </text:p>
          </table:table-cell>
          <table:table-cell/>
          <table:table-cell office:value-type="string" calcext:value-type="string">
            <text:p>https://www.falstad.com/circuit/circuitjs.html?ctz=CQAgjOCmC0AcIE4B0B2WBmBDYBYCs6AbLAExjoh7x6UAMlMYYAUAE4g5iEgk706x6JFCRD8UtScwBKHLjz5zuYBKPr966JBXVikeZgGMOgniKUh0tHBx5ISkx0+clG67bVwkSsNGFh4YJw2tEiSELRsJkLmhLxmahwSUTiENmmWeKIZ4pGyQek2BeCEutlO4PqVNO4GAOYWVjac3OhEYmLMAO4cGX3xOd0gcYXD8cJqQyMJY82DDS0cCNyLWfDqKaap6fHbHTjJxgL8GYs4y7Yk9s43jq7QYO5WXj5+AUFgamG0ETIWOOhRIt0LgOhpLNowXoDOwzoDor0QklHCl5NNjsM8NxclJZIt0fI8ChsftNJDdKEDEdTIQsRZiPAbFcHLcbvdHnpnjhvL5YP5ApwdN9frCaXTprSSQdIgs0bBGfIRBSprt+uk6ZFYfI+StTLh1sjcRYdRZiQbwVodGD9EYEfrjVs7CzWU52U9PNzXnz3pwSDVhZ1RfR7dN7blmLLuPL+PIEJ8wSr1dxQwJAxZHp4EY9FDi8unJAruMsKRwyVbaraMdmY8paOYmdcXa63JyPTy3gLPv7wmmq9Z6NNq-tkpHwHWgfImNYEz0U-BB-20+gssMijhRkIHLbl9kbDvwOvLo2m5I3XpPCI2nxyLBCCg44QhT2ZZlRMV9ypEpE+BQ0DZTP4igZgabQAPo4KBtCgV2+CQd8PxwT8vBtFkJCPoIvIoOgoEPOBoFgdhEFQRB6CbDEogTDMm6agieyUXs1FkZi3CUZKHTeDRGL2pRYY8FuQZjoolFDoxPQ8amwmLpEYnmNxsQakMrF0vRgwAMolORlgUeYugAGYAIYADYAM6QOxEZaTw8qWW0JJ5vCfqtG+xJQoolpQpSzDGTMdHmJR9AQAZJmQF5GkzJR-ngCAQWmcwAD2PAlKS2CUOeNSXJYqX0DQpF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21:32:01.990357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0:19:18.192910838</meta:creation-date>
    <dc:date>2026-01-01T19:55:18.862457392</dc:date>
    <meta:editing-duration>P1DT12H2M42S</meta:editing-duration>
    <meta:editing-cycles>30</meta:editing-cycles>
    <meta:generator>LibreOffice/24.2.7.2$Linux_X86_64 LibreOffice_project/420$Build-2</meta:generator>
    <meta:document-statistic meta:table-count="2" meta:cell-count="614" meta:object-count="0"/>
  </office:meta>
</office:document-meta>
</file>